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List_20_Contents">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paragraph-properties fo:margin-top="0cm" fo:margin-bottom="0cm" loext:contextual-spacing="false"/>
    </style:style>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Text_20_body" style:list-style-name="L9">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list-style-name="L14">
      <style:paragraph-properties fo:margin-top="0cm" fo:margin-bottom="0cm" loext:contextual-spacing="false"/>
    </style:style>
    <style:style style:name="P34" style:family="paragraph" style:parent-style-name="Text_20_body" style:list-style-name="L15">
      <style:paragraph-properties fo:margin-top="0cm" fo:margin-bottom="0cm" loext:contextual-spacing="false"/>
    </style:style>
    <style:style style:name="P35" style:family="paragraph" style:parent-style-name="Text_20_body" style:list-style-name="L16">
      <style:paragraph-properties fo:margin-top="0cm" fo:margin-bottom="0cm" loext:contextual-spacing="false"/>
    </style:style>
    <style:style style:name="T1"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orking with files in JavaScript, Part 1: The Basics</text:h>
      <text:p text:style-name="P20">Posted at May 8, 2012 07:30 am by Nicholas C. Zakas</text:p>
      <text:p text:style-name="P20">Tags: <text:a xlink:type="simple" xlink:href="http://www.nczonline.net/blog/tag/file-api/" text:style-name="Internet_20_link" text:visited-style-name="Visited_20_Internet_20_Link">File API</text:a>, <text:a xlink:type="simple" xlink:href="http://www.nczonline.net/blog/tag/javascript/" text:style-name="Internet_20_link" text:visited-style-name="Visited_20_Internet_20_Link">JavaScript</text:a></text:p>
      <text:p text:style-name="Text_20_body">Many years ago, I was asked during a job interview at Google what changes I would make to the web in order to provide better experiences. At the top of my list was having some way to work with files other than the <text:span text:style-name="Source_20_Text">&lt;input type="file"&gt;</text:span> control. Even as the rest of the web was evolving, the way we dealt with files never changed since it was first introduced. Thankfully, with HTML5 and related APIs, we now have far more options for working with files than ever before in the latest versions of desktop browsers (iOS still has no support for the File API).</text:p>
      <text:h text:style-name="Heading_20_2" text:outline-level="2">The File type</text:h>
      <text:p text:style-name="Text_20_body">The <text:span text:style-name="Source_20_Text">File</text:span> type is defined in the <text:span text:style-name="Citation">File API</text:span><text:span text:style-name="T1">[1]</text:span> specification and is an abstract representation of a file. Each instance of <text:span text:style-name="Source_20_Text">File</text:span> has several properties:</text:p>
      <text:list xml:id="list1292715943" text:style-name="L1">
        <text:list-item>
          <text:p text:style-name="P21"><text:span text:style-name="Source_20_Text">name</text:span> – the filename </text:p>
        </text:list-item>
        <text:list-item>
          <text:p text:style-name="P21"><text:span text:style-name="Source_20_Text">size</text:span> – the size of the file in bytes </text:p>
        </text:list-item>
        <text:list-item>
          <text:p text:style-name="P4"><text:span text:style-name="Source_20_Text">type</text:span> – the MIME type for the file </text:p>
        </text:list-item>
      </text:list>
      <text:p text:style-name="Text_20_body">A <text:span text:style-name="Source_20_Text">File</text:span> object basically gives you essential information about the file without providing direct access to the file contents. That’s important because reading from files requires disk access, and depending on the size of the file, that process has the potential to take a significant amount of time. A <text:span text:style-name="Source_20_Text">File</text:span> object is just a reference to a file, and getting data from that file is a separate process altogether.</text:p>
      <text:h text:style-name="Heading_20_2" text:outline-level="2">Getting File references</text:h>
      <text:p text:style-name="Text_20_body">Of course, access to user files is strictly forbidden on the web because it’s a very obvious security issue. You wouldn’t want to load up a web page and then have it scan your hard drive and figure out what’s there. You need permission from the user in order to access files from their computer. There’s no need for messy permission windows, however, because users grant permission for web pages to read files all the time when they decide to upload something.<text:line-break/>When you use a <text:span text:style-name="Source_20_Text">&lt;input type="file"&gt;</text:span> control, you’re giving the web page (and the server) permission to access that file. So it makes sense that the first place you can retrieve <text:span text:style-name="Source_20_Text">File</text:span> objects is through a <text:span text:style-name="Source_20_Text">&lt;input type="file"&gt;</text:span> control.<text:line-break/>HTML5 defines a <text:span text:style-name="Source_20_Text">files</text:span> property for all <text:span text:style-name="Source_20_Text">&lt;input type="file"&gt;</text:span> controls. This collection is a <text:span text:style-name="Source_20_Text">FileList</text:span>, which is an array-like structure called <text:span text:style-name="Source_20_Text">FileList</text:span> containing <text:span text:style-name="Source_20_Text">File</text:span> objects for each selected file in the control (remember, HTML5 allows multiple file selection in these controls). So at any point in time, you can get access to the files a user has selected using code similar to this:</text:p>
      <text:p text:style-name="Preformatted_20_Text"><text:span text:style-name="Source_20_Text">&lt;input type="file" id="your-files" multiple&gt;</text:span></text:p>
      <text:p text:style-name="Preformatted_20_Text"><text:span text:style-name="Source_20_Text">&lt;script&gt;</text:span></text:p>
      <text:p text:style-name="Preformatted_20_Text"><text:span text:style-name="Source_20_Text">var control = document.getElementById("your-files");</text:span></text:p>
      <text:p text:style-name="Preformatted_20_Text"><text:span text:style-name="Source_20_Text">control.addEventListener("change", function(event) {</text:span></text:p>
      <text:p text:style-name="Preformatted_20_Text"><text:soft-page-break/></text:p>
      <text:p text:style-name="Preformatted_20_Text"><text:span text:style-name="Source_20_Text"><text:s text:c="4"/>// When the control has changed, there are new files</text:span></text:p>
      <text:p text:style-name="Preformatted_20_Text"/>
      <text:p text:style-name="Preformatted_20_Text"><text:span text:style-name="Source_20_Text"><text:s text:c="4"/>var i = 0,</text:span></text:p>
      <text:p text:style-name="Preformatted_20_Text"><text:span text:style-name="Source_20_Text"><text:s text:c="8"/>files = control.files,</text:span></text:p>
      <text:p text:style-name="Preformatted_20_Text"><text:span text:style-name="Source_20_Text"><text:s text:c="8"/>len = files.length;</text:span></text:p>
      <text:p text:style-name="Preformatted_20_Text"/>
      <text:p text:style-name="Preformatted_20_Text"><text:span text:style-name="Source_20_Text"><text:s text:c="4"/>for (; i &lt; len; i++) {</text:span></text:p>
      <text:p text:style-name="Preformatted_20_Text"><text:span text:style-name="Source_20_Text"><text:s text:c="8"/>console.log("Filename: " + files[i].name);</text:span></text:p>
      <text:p text:style-name="Preformatted_20_Text"><text:span text:style-name="Source_20_Text"><text:s text:c="8"/>console.log("Type: " + files[i].type);</text:span></text:p>
      <text:p text:style-name="Preformatted_20_Text"><text:span text:style-name="Source_20_Text"><text:s text:c="8"/>console.log("Size: " + files[i].size + " bytes");</text:span></text:p>
      <text:p text:style-name="Preformatted_20_Text"><text:span text:style-name="Source_20_Text"><text:s text:c="4"/>}</text:span></text:p>
      <text:p text:style-name="Preformatted_20_Text"/>
      <text:p text:style-name="Preformatted_20_Text"><text:span text:style-name="Source_20_Text">}, false);</text:span></text:p>
      <text:p text:style-name="P3"><text:span text:style-name="Source_20_Text">&lt;/script&gt;</text:span></text:p>
      <text:p text:style-name="Text_20_body">This relatively simple code listens for the <text:span text:style-name="Source_20_Text">change</text:span> event on the file control. When the event fires, it signifies that the file selection has changed, and the code iterates through each <text:span text:style-name="Source_20_Text">File</text:span> object and outputs its information. Keep in mind that the <text:span text:style-name="Source_20_Text">files</text:span> property is always accessible from JavaScript, so you don’t have to wait for <text:span text:style-name="Source_20_Text">change</text:span> to try to read it.</text:p>
      <text:h text:style-name="Heading_20_2" text:outline-level="2">Drag and drop files</text:h>
      <text:p text:style-name="Text_20_body">Accessing files from form controls still requires the form control and the associated user action of browsing to find the files of interest. Fortunately, <text:span text:style-name="Citation">HTML5 Drag and Drop</text:span><text:span text:style-name="T1">[2]</text:span> provides another way for users to grant access to their files: by simply dragging a file from the desktop into the web browser. All you have to do to take advantage is listen for two events.<text:line-break/>In order to read files that are dropped onto an area of the page, you must listen for the <text:span text:style-name="Source_20_Text">dragover</text:span> and <text:span text:style-name="Source_20_Text">drop</text:span> events and cancel the default action of both. Doing so tells the browser that you are handling the action directly and it shouldn’t, for example, open an image file. </text:p>
      <text:p text:style-name="Preformatted_20_Text"><text:span text:style-name="Source_20_Text">&lt;div id="your-files"&gt;&lt;/div&gt;</text:span></text:p>
      <text:p text:style-name="Preformatted_20_Text"><text:span text:style-name="Source_20_Text">&lt;script&gt;</text:span></text:p>
      <text:p text:style-name="Preformatted_20_Text"><text:span text:style-name="Source_20_Text">var target = document.getElementById("your-files");</text:span></text:p>
      <text:p text:style-name="Preformatted_20_Text"/>
      <text:p text:style-name="Preformatted_20_Text"><text:span text:style-name="Source_20_Text">target.addEventListener("dragover", function(event) {</text:span></text:p>
      <text:p text:style-name="Preformatted_20_Text"><text:span text:style-name="Source_20_Text"><text:s text:c="4"/>event.preventDefault();</text:span></text:p>
      <text:p text:style-name="Preformatted_20_Text"><text:span text:style-name="Source_20_Text">}, false);</text:span></text:p>
      <text:p text:style-name="Preformatted_20_Text"/>
      <text:p text:style-name="Preformatted_20_Text"><text:span text:style-name="Source_20_Text">target.addEventListener("drop", function(event) {</text:span></text:p>
      <text:p text:style-name="Preformatted_20_Text"/>
      <text:p text:style-name="Preformatted_20_Text"><text:span text:style-name="Source_20_Text"><text:s text:c="4"/>// cancel default actions</text:span></text:p>
      <text:p text:style-name="Preformatted_20_Text"><text:span text:style-name="Source_20_Text"><text:s text:c="4"/>event.preventDefault();</text:span></text:p>
      <text:p text:style-name="Preformatted_20_Text"/>
      <text:p text:style-name="Preformatted_20_Text"><text:span text:style-name="Source_20_Text"><text:s text:c="4"/>var i = 0,</text:span></text:p>
      <text:p text:style-name="Preformatted_20_Text"><text:span text:style-name="Source_20_Text"><text:s text:c="8"/>files = event.dataTransfer.files,</text:span></text:p>
      <text:p text:style-name="Preformatted_20_Text"><text:span text:style-name="Source_20_Text"><text:s text:c="8"/>len = files.length;</text:span></text:p>
      <text:p text:style-name="Preformatted_20_Text"/>
      <text:p text:style-name="Preformatted_20_Text"><text:span text:style-name="Source_20_Text"><text:s text:c="4"/>for (; i &lt; len; i++) {</text:span></text:p>
      <text:p text:style-name="Preformatted_20_Text"><text:span text:style-name="Source_20_Text"><text:s text:c="8"/>console.log("Filename: " + files[i].name);</text:span></text:p>
      <text:p text:style-name="Preformatted_20_Text"><text:span text:style-name="Source_20_Text"><text:s text:c="8"/>console.log("Type: " + files[i].type);</text:span></text:p>
      <text:p text:style-name="Preformatted_20_Text"><text:span text:style-name="Source_20_Text"><text:s text:c="8"/>console.log("Size: " + files[i].size + " bytes");</text:span></text:p>
      <text:p text:style-name="Preformatted_20_Text"><text:span text:style-name="Source_20_Text"><text:s text:c="4"/>}</text:span></text:p>
      <text:p text:style-name="Preformatted_20_Text"/>
      <text:p text:style-name="Preformatted_20_Text"><text:span text:style-name="Source_20_Text">}, false);</text:span></text:p>
      <text:p text:style-name="P3"><text:span text:style-name="Source_20_Text">&lt;/script&gt;</text:span></text:p>
      <text:p text:style-name="Text_20_body"><text:soft-page-break/>The <text:span text:style-name="Source_20_Text">event.dataTransfer.files</text:span> is another <text:span text:style-name="Source_20_Text">FileList</text:span> object that you can access to get file information. The code is almost exactly the same as using the file form control and the <text:span text:style-name="Source_20_Text">File</text:span> objects can be accessed in the same way.</text:p>
      <text:h text:style-name="Heading_20_2" text:outline-level="2">Ajax file upload</text:h>
      <text:p text:style-name="Text_20_body">Once you have a reference to the file, you’re able to do something that’s pretty cool: upload a file via Ajax. This is all possible due to the <text:span text:style-name="Source_20_Text">FormData</text:span> object, which is defined in <text:span text:style-name="Citation">XMLHttpRequest Level 2</text:span><text:span text:style-name="T1">[3]</text:span>. This object represents an HTML form and allows you to add key-value pairs to be submitted to the server via the <text:span text:style-name="Source_20_Text">append()</text:span> method:</text:p>
      <text:p text:style-name="Preformatted_20_Text"><text:span text:style-name="Source_20_Text">var form = new FormData();</text:span></text:p>
      <text:p text:style-name="P3"><text:span text:style-name="Source_20_Text">form.append("name", "Nicholas");</text:span></text:p>
      <text:p text:style-name="Text_20_body">The great thing about the <text:span text:style-name="Source_20_Text">FormData</text:span> object is that you can add a file directly to it, effectively mimicking a file upload by HTML form. All you have to do is add the <text:span text:style-name="Source_20_Text">File</text:span> reference with a specific name, and the browser does the rest. For example:</text:p>
      <text:p text:style-name="Preformatted_20_Text"><text:span text:style-name="Source_20_Text">// create a form with a couple of values</text:span></text:p>
      <text:p text:style-name="Preformatted_20_Text"><text:span text:style-name="Source_20_Text">var form = new FormData();</text:span></text:p>
      <text:p text:style-name="Preformatted_20_Text"><text:span text:style-name="Source_20_Text">form.append("name", "Nicholas");</text:span></text:p>
      <text:p text:style-name="Preformatted_20_Text"><text:span text:style-name="Source_20_Text">form.append("photo", control.files[0]);</text:span></text:p>
      <text:p text:style-name="Preformatted_20_Text"/>
      <text:p text:style-name="Preformatted_20_Text"><text:span text:style-name="Source_20_Text">// send via XHR - look ma, no headers being set!</text:span></text:p>
      <text:p text:style-name="Preformatted_20_Text"><text:span text:style-name="Source_20_Text">var xhr = new XMLHttpRequest();</text:span></text:p>
      <text:p text:style-name="Preformatted_20_Text"><text:span text:style-name="Source_20_Text">xhr.onload = function() {</text:span></text:p>
      <text:p text:style-name="Preformatted_20_Text"><text:span text:style-name="Source_20_Text"><text:s text:c="4"/>console.log("Upload complete.");</text:span></text:p>
      <text:p text:style-name="Preformatted_20_Text"><text:span text:style-name="Source_20_Text">};</text:span></text:p>
      <text:p text:style-name="Preformatted_20_Text"><text:span text:style-name="Source_20_Text">xhr.open("post", "/entrypoint", true);</text:span></text:p>
      <text:p text:style-name="P3"><text:span text:style-name="Source_20_Text">xhr.send(form);</text:span></text:p>
      <text:p text:style-name="Text_20_body">Once the <text:span text:style-name="Source_20_Text">FormData</text:span> object is passed into <text:span text:style-name="Source_20_Text">send()</text:span>, the proper HTTP headers are automatically set for you. You don’t have to worry about setting the correct form encoding when using files, so the server gets to act as if a regular HTML form has been submitted, reading file data from the “photo” key and text data from the “name” key. This gives you the freedom to write processing code on the backend that can easily work with both traditional HTML forms and Ajax forms of this nature.<text:line-break/>And all of this works in the most recent version of every browser, including Internet Explorer 10.</text:p>
      <text:h text:style-name="Heading_20_2" text:outline-level="2">Up next</text:h>
      <text:p text:style-name="Text_20_body">You now know the two methods of accessing <text:span text:style-name="Source_20_Text">File</text:span> information in the browser: through a file upload control and through native drag and drop. There will likely be other ways to access files in the future, but for now, these are the two you need to know. Of course, reading information about files is just part of the problem. The next step is read data from those files, and that’s where part 2 will pick up.</text:p>
      <text:h text:style-name="Heading_20_2" text:outline-level="2">References</text:h>
      <text:list xml:id="list277490380" text:style-name="L2">
        <text:list-item>
          <text:p text:style-name="P22"><text:a xlink:type="simple" xlink:href="http://dev.w3.org/2006/webapi/FileAPI/" text:style-name="Internet_20_link" text:visited-style-name="Visited_20_Internet_20_Link">File API specification (editor’s draft)</text:a> </text:p>
        </text:list-item>
        <text:list-item>
          <text:p text:style-name="P22"><text:a xlink:type="simple" xlink:href="http://www.whatwg.org/specs/web-apps/current-work/multipage/dnd.html#dnd" text:style-name="Internet_20_link" text:visited-style-name="Visited_20_Internet_20_Link">HTML5 Drag and Drop</text:a> </text:p>
        </text:list-item>
        <text:list-item>
          <text:p text:style-name="P5"><text:a xlink:type="simple" xlink:href="http://www.w3.org/TR/XMLHttpRequest/" text:style-name="Internet_20_link" text:visited-style-name="Visited_20_Internet_20_Link">XMLHttpRequest Level 2</text:a> </text:p>
        </text:list-item>
      </text:list>
      <text:h text:style-name="Heading_20_1" text:outline-level="1"><text:soft-page-break/>Working with files in JavaScript, Part 2: FileReader</text:h>
      <text:p text:style-name="P20">Posted at May 15, 2012 07:30 am by Nicholas C. Zakas</text:p>
      <text:p text:style-name="P20">Tags: <text:a xlink:type="simple" xlink:href="http://www.nczonline.net/blog/tag/file-api/" text:style-name="Internet_20_link" text:visited-style-name="Visited_20_Internet_20_Link">File API</text:a>, <text:a xlink:type="simple" xlink:href="http://www.nczonline.net/blog/tag/filereader/" text:style-name="Internet_20_link" text:visited-style-name="Visited_20_Internet_20_Link">FileReader</text:a>, <text:a xlink:type="simple" xlink:href="http://www.nczonline.net/blog/tag/javascript/" text:style-name="Internet_20_link" text:visited-style-name="Visited_20_Internet_20_Link">JavaScript</text:a></text:p>
      <text:p text:style-name="Text_20_body">In my <text:a xlink:type="simple" xlink:href="http://www.nczonline.net/blog/2012/05/08/working-with-files-in-javascript-part-1/" text:style-name="Internet_20_link" text:visited-style-name="Visited_20_Internet_20_Link">previous post</text:a>, I introduced using files in JavaScript, focusing specifically on how to get access to <text:span text:style-name="Source_20_Text">File</text:span> objects. These objects contain file metadata obtained only when the user opts to either upload a file or drags and drops a file onto the web page. Once you have files, however, the next step is to read data from them.</text:p>
      <text:h text:style-name="Heading_20_2" text:outline-level="2">The FileReader type</text:h>
      <text:p text:style-name="Text_20_body">The <text:span text:style-name="Source_20_Text">FileReader</text:span> type has a single job: to read data from a file and store it in a JavaScript variable. The API is intentionally designed to be similar to <text:span text:style-name="Source_20_Text">XMLHttpRequest</text:span> since both are loading data from an external (outside of the browser) resource. The read is done asynchronously so as not to block the browser.<text:line-break/>There are several formats that a <text:span text:style-name="Source_20_Text">FileReader</text:span> can create to represent the file data, and the format must be requested when asking the file to be read. Reading is done through calling one of these methods:</text:p>
      <text:list xml:id="list3032489393" text:style-name="L3">
        <text:list-item>
          <text:p text:style-name="P23"><text:span text:style-name="Source_20_Text">readAsText()</text:span> – returns the file contents as plain text </text:p>
        </text:list-item>
        <text:list-item>
          <text:p text:style-name="P23"><text:span text:style-name="Source_20_Text">readAsBinaryString()</text:span> – returns the file contents as a string of encoded binary data (<text:span text:style-name="Emphasis">deprecated – use </text:span><text:span text:style-name="Emphasis"><text:span text:style-name="Source_20_Text">readAsArrayBuffer()</text:span></text:span><text:span text:style-name="Emphasis"> instead</text:span>) </text:p>
        </text:list-item>
        <text:list-item>
          <text:p text:style-name="P23"><text:span text:style-name="Source_20_Text">readAsArrayBuffer()</text:span> – returns the file contents as an <text:span text:style-name="Source_20_Text">ArrayBuffer</text:span> (good for binary data such as images) </text:p>
        </text:list-item>
        <text:list-item>
          <text:p text:style-name="P6"><text:span text:style-name="Source_20_Text">readAsDataURL()</text:span> – returns the file contents as a data URL </text:p>
        </text:list-item>
      </text:list>
      <text:p text:style-name="Text_20_body">Each of these methods initiates a file read similar to the XHR object’s <text:span text:style-name="Source_20_Text">send()</text:span> method initiating an HTTP request. As such, you must listen for the <text:span text:style-name="Source_20_Text">load</text:span> event before starting to read. The result of the read is always represented by <text:span text:style-name="Source_20_Text">event.target.result</text:span>. For example:</text:p>
      <text:p text:style-name="Preformatted_20_Text"><text:span text:style-name="Source_20_Text">var reader = new FileReader();</text:span></text:p>
      <text:p text:style-name="Preformatted_20_Text"><text:span text:style-name="Source_20_Text">reader.onload = function(event) {</text:span></text:p>
      <text:p text:style-name="Preformatted_20_Text"><text:span text:style-name="Source_20_Text"><text:s text:c="4"/>var contents = event.target.result;</text:span></text:p>
      <text:p text:style-name="Preformatted_20_Text"><text:span text:style-name="Source_20_Text"><text:s text:c="4"/>console.log("File contents: " + contents);</text:span></text:p>
      <text:p text:style-name="Preformatted_20_Text"><text:span text:style-name="Source_20_Text">};</text:span></text:p>
      <text:p text:style-name="Preformatted_20_Text"/>
      <text:p text:style-name="Preformatted_20_Text"><text:span text:style-name="Source_20_Text">reader.onerror = function(event) {</text:span></text:p>
      <text:p text:style-name="Preformatted_20_Text"><text:span text:style-name="Source_20_Text"><text:s text:c="4"/>console.error("File could not be read! Code " + event.target.error.code);</text:span></text:p>
      <text:p text:style-name="Preformatted_20_Text"><text:span text:style-name="Source_20_Text">};</text:span></text:p>
      <text:p text:style-name="Preformatted_20_Text"/>
      <text:p text:style-name="P3"><text:span text:style-name="Source_20_Text">reader.readAsText(file);</text:span></text:p>
      <text:p text:style-name="Text_20_body">This example simply reads the contents of a file and outputs it in plain text to the console. The <text:span text:style-name="Source_20_Text">onload</text:span> handler is called when the file is successfully read whereas the <text:span text:style-name="Source_20_Text">onerror</text:span> handler is called if the file wasn’t read for some reason. The <text:span text:style-name="Source_20_Text">FileReader</text:span> instance is available inside of the event handler via <text:span text:style-name="Source_20_Text">event.target</text:span> and it’s recommended to use that instead of referencing the <text:span text:style-name="Source_20_Text">reader</text:span> variable directly. The <text:span text:style-name="Source_20_Text">result</text:span> property contains the file contents on success and <text:span text:style-name="Source_20_Text">error</text:span> contains error information about the failed operation. </text:p>
      <text:h text:style-name="Heading_20_3" text:outline-level="3"><text:soft-page-break/>Reading data URIs</text:h>
      <text:p text:style-name="Text_20_body">You can use the same basic setup for reading to a data URI. Data URIs (sometimes called data URLs) are an interesting option if you want to, for example, display an image that was just read from disk. You could do so with the following code:</text:p>
      <text:p text:style-name="Preformatted_20_Text"><text:span text:style-name="Source_20_Text">var reader = new FileReader();</text:span></text:p>
      <text:p text:style-name="Preformatted_20_Text"><text:span text:style-name="Source_20_Text">reader.onload = function(event) {</text:span></text:p>
      <text:p text:style-name="Preformatted_20_Text"><text:span text:style-name="Source_20_Text"><text:s text:c="4"/>var dataUri = event.target.result,</text:span></text:p>
      <text:p text:style-name="Preformatted_20_Text"><text:span text:style-name="Source_20_Text"><text:s text:c="8"/>img <text:s text:c="4"/>= document.createElement("img");</text:span></text:p>
      <text:p text:style-name="Preformatted_20_Text"/>
      <text:p text:style-name="Preformatted_20_Text"><text:span text:style-name="Source_20_Text"><text:s text:c="4"/>img.src = dataUri;</text:span></text:p>
      <text:p text:style-name="Preformatted_20_Text"><text:span text:style-name="Source_20_Text"><text:s text:c="4"/>document.body.appendChild(img);</text:span></text:p>
      <text:p text:style-name="Preformatted_20_Text"><text:span text:style-name="Source_20_Text">};</text:span></text:p>
      <text:p text:style-name="Preformatted_20_Text"/>
      <text:p text:style-name="Preformatted_20_Text"><text:span text:style-name="Source_20_Text">reader.onerror = function(event) {</text:span></text:p>
      <text:p text:style-name="Preformatted_20_Text"><text:span text:style-name="Source_20_Text"><text:s text:c="4"/>console.error("File could not be read! Code " + event.target.error.code);</text:span></text:p>
      <text:p text:style-name="Preformatted_20_Text"><text:span text:style-name="Source_20_Text">};</text:span></text:p>
      <text:p text:style-name="Preformatted_20_Text"/>
      <text:p text:style-name="P3"><text:span text:style-name="Source_20_Text">reader.readAsDataURL(file);</text:span></text:p>
      <text:p text:style-name="Text_20_body">This code simply inserts an image that was read from disk into a page. Since the data URI contains all of the image data, it can be passed directly into the <text:span text:style-name="Source_20_Text">src</text:span> attribute of an image and displayed on the page. You could, alternately, load the image and draw it onto a <text:span text:style-name="Source_20_Text">&lt;canvas&gt;</text:span> as well:</text:p>
      <text:p text:style-name="Preformatted_20_Text"><text:span text:style-name="Source_20_Text">var reader = new FileReader();</text:span></text:p>
      <text:p text:style-name="Preformatted_20_Text"><text:span text:style-name="Source_20_Text">reader.onload = function(event) {</text:span></text:p>
      <text:p text:style-name="Preformatted_20_Text"><text:span text:style-name="Source_20_Text"><text:s text:c="4"/>var dataUri = event.target.result,</text:span></text:p>
      <text:p text:style-name="Preformatted_20_Text"><text:span text:style-name="Source_20_Text"><text:s text:c="8"/>context = document.getElementById("mycanvas").getContext("2d"),</text:span></text:p>
      <text:p text:style-name="Preformatted_20_Text"><text:span text:style-name="Source_20_Text"><text:s text:c="8"/>img <text:s text:c="4"/>= new Image();</text:span></text:p>
      <text:p text:style-name="Preformatted_20_Text"><text:span text:style-name="Source_20_Text"><text:s/></text:span></text:p>
      <text:p text:style-name="Preformatted_20_Text"><text:span text:style-name="Source_20_Text"><text:s text:c="4"/>// wait until the image has been fully processed</text:span></text:p>
      <text:p text:style-name="Preformatted_20_Text"><text:span text:style-name="Source_20_Text"><text:s text:c="4"/>img.onload = function() {</text:span></text:p>
      <text:p text:style-name="Preformatted_20_Text"><text:span text:style-name="Source_20_Text"><text:s text:c="8"/>context.drawImage(img, 100, 100);</text:span></text:p>
      <text:p text:style-name="Preformatted_20_Text"><text:span text:style-name="Source_20_Text"><text:s text:c="4"/>};</text:span></text:p>
      <text:p text:style-name="Preformatted_20_Text"><text:span text:style-name="Source_20_Text"><text:s text:c="4"/>img.src = dataUri;</text:span></text:p>
      <text:p text:style-name="Preformatted_20_Text"><text:span text:style-name="Source_20_Text">};</text:span></text:p>
      <text:p text:style-name="Preformatted_20_Text"/>
      <text:p text:style-name="Preformatted_20_Text"><text:span text:style-name="Source_20_Text">reader.onerror = function(event) {</text:span></text:p>
      <text:p text:style-name="Preformatted_20_Text"><text:span text:style-name="Source_20_Text"><text:s text:c="4"/>console.error("File could not be read! Code " + event.target.error.code);</text:span></text:p>
      <text:p text:style-name="Preformatted_20_Text"><text:span text:style-name="Source_20_Text">};</text:span></text:p>
      <text:p text:style-name="Preformatted_20_Text"/>
      <text:p text:style-name="P3"><text:span text:style-name="Source_20_Text">reader.readAsDataURL(file);</text:span></text:p>
      <text:p text:style-name="Text_20_body">This code loads the image data into a new <text:span text:style-name="Source_20_Text">Image</text:span> object and then uses that to draw the image onto a canvas (specifying both the width and height as 100).<text:line-break/>Data URIs are generally used for this purpose, but can be used on any type of the file. The most common use case for reading a file into a data URI is to display the file contents on a web page immediately.</text:p>
      <text:h text:style-name="Heading_20_3" text:outline-level="3">Reading ArrayBuffers</text:h>
      <text:p text:style-name="Text_20_body">The <text:span text:style-name="Source_20_Text">ArrayBuffer</text:span> type<text:span text:style-name="T1">[1]</text:span> was first introduced as part of WebGL. An <text:span text:style-name="Source_20_Text">ArrayBuffer</text:span> represents a finite number of bytes that may be used to store numbers of any size. The way data is read from an <text:span text:style-name="Source_20_Text">ArrayBuffer</text:span> is by using a specific view, such as <text:span text:style-name="Source_20_Text">Int8Array</text:span>, which treats the underlying bytes as a collection of 8-bit signed integers or <text:span text:style-name="Source_20_Text">Float32Array</text:span>, which treats the underlying bytes as a collection of 32-bit floating point numbers. These are called typed arrays<text:span text:style-name="T1">[2]</text:span>, which force you to <text:soft-page-break/>work with a specific numeric type rather than containing any type of data (as with traditional arrays).<text:line-break/>You use an <text:span text:style-name="Source_20_Text">ArrayBuffer</text:span> primarily when dealing with binary files, to have more fine-grained control over the data. It’s beyond the scope of this post to explain all the ins and outs of <text:span text:style-name="Source_20_Text">ArrayBuffer</text:span>, just realize that you can read a file into an <text:span text:style-name="Source_20_Text">ArrayBuffer</text:span> pretty easily if you need it. You can pass an <text:span text:style-name="Source_20_Text">ArrayBuffer</text:span> directly into an XHR object’s <text:span text:style-name="Source_20_Text">send()</text:span> method to send the raw data to the server (you’ll have to read this data from the request on the server to reconstruct the file), so long as your browser fully supports <text:span text:style-name="Citation">XMLHttpRequest Level 2</text:span><text:span text:style-name="T1">[3]</text:span> (most recent browsers, including Internet Explorer 10 and Opera 12).</text:p>
      <text:h text:style-name="Heading_20_2" text:outline-level="2">Up next</text:h>
      <text:p text:style-name="Text_20_body">Reading data from a file using a <text:span text:style-name="Source_20_Text">FileReader</text:span> is pretty simple. If you know how to use <text:span text:style-name="Source_20_Text">XMLHttpRequest</text:span>, there’s no reason you can’t also be reading data from files. In the next part of this series, you’ll learn more about using the <text:span text:style-name="Source_20_Text">FileReader</text:span> events and understanding more about possible errors.</text:p>
      <text:h text:style-name="Heading_20_2" text:outline-level="2">References</text:h>
      <text:list xml:id="list3678989606" text:style-name="L4">
        <text:list-item>
          <text:p text:style-name="P24"><text:a xlink:type="simple" xlink:href="https://developer.mozilla.org/en/JavaScript_typed_arrays/ArrayBuffer" text:style-name="Internet_20_link" text:visited-style-name="Visited_20_Internet_20_Link">ArrayBuffer</text:a> </text:p>
        </text:list-item>
        <text:list-item>
          <text:p text:style-name="P24"><text:a xlink:type="simple" xlink:href="http://www.khronos.org/registry/typedarray/specs/latest/" text:style-name="Internet_20_link" text:visited-style-name="Visited_20_Internet_20_Link">Typed Array Specification</text:a> </text:p>
        </text:list-item>
        <text:list-item>
          <text:p text:style-name="P7"><text:a xlink:type="simple" xlink:href="http://www.w3.org/TR/XMLHttpRequest/" text:style-name="Internet_20_link" text:visited-style-name="Visited_20_Internet_20_Link">XMLHttpRequest Level 2</text:a> </text:p>
        </text:list-item>
      </text:list>
      <text:h text:style-name="Heading_20_1" text:outline-level="1">Working with files in JavaScript, Part 3: Progress events and errors</text:h>
      <text:p text:style-name="P20">Posted at May 22, 2012 07:00 am by Nicholas C. Zakas</text:p>
      <text:p text:style-name="P20">Tags: <text:a xlink:type="simple" xlink:href="http://www.nczonline.net/blog/tag/file-api/" text:style-name="Internet_20_link" text:visited-style-name="Visited_20_Internet_20_Link">File API</text:a>, <text:a xlink:type="simple" xlink:href="http://www.nczonline.net/blog/tag/filereader/" text:style-name="Internet_20_link" text:visited-style-name="Visited_20_Internet_20_Link">FileReader</text:a>, <text:a xlink:type="simple" xlink:href="http://www.nczonline.net/blog/tag/files/" text:style-name="Internet_20_link" text:visited-style-name="Visited_20_Internet_20_Link">Files</text:a>, <text:a xlink:type="simple" xlink:href="http://www.nczonline.net/blog/tag/javascript/" text:style-name="Internet_20_link" text:visited-style-name="Visited_20_Internet_20_Link">JavaScript</text:a></text:p>
      <text:p text:style-name="Text_20_body">The <text:span text:style-name="Source_20_Text">FileReader</text:span> object is used to read data from files that are made accessible through the browser. In my <text:a xlink:type="simple" xlink:href="http://www.nczonline.net/blog/2012/05/15/working-with-files-in-javascript-part-2/" text:style-name="Internet_20_link" text:visited-style-name="Visited_20_Internet_20_Link">previous post</text:a>, you learned how to use a <text:span text:style-name="Source_20_Text">FileReader</text:span> object to easily read data from a file in a variety of formats. The <text:span text:style-name="Source_20_Text">FileReader</text:span> is very similar to <text:span text:style-name="Source_20_Text">XMLHttpRequest</text:span> in many ways.</text:p>
      <text:h text:style-name="Heading_20_2" text:outline-level="2">Progress events</text:h>
      <text:p text:style-name="Text_20_body">Progress events are becoming so common that they’re actually written up in a separate specification<text:span text:style-name="T1">[1]</text:span>. These events are designed to generically indicate the progress of data transfers. Such transfers occur when requesting data from the server, but also when requesting data from disk, which is what <text:span text:style-name="Source_20_Text">FileReader</text:span> does. <text:line-break/>There are six progress events:</text:p>
      <text:list xml:id="list835929790" text:style-name="L5">
        <text:list-item>
          <text:p text:style-name="P25"><text:span text:style-name="Source_20_Text">loadstart</text:span> – indicates that the process of loading data has begun. This event always fires first. </text:p>
        </text:list-item>
        <text:list-item>
          <text:p text:style-name="P25"><text:span text:style-name="Source_20_Text">progress</text:span> – fires multiple times as data is being loaded, giving access to intermediate data. </text:p>
        </text:list-item>
        <text:list-item>
          <text:p text:style-name="P25"><text:span text:style-name="Source_20_Text">error</text:span> – fires when loading has failed. </text:p>
        </text:list-item>
        <text:list-item>
          <text:p text:style-name="P25"><text:soft-page-break/><text:span text:style-name="Source_20_Text">abort</text:span> – fires when data loading has been canceled by calling <text:span text:style-name="Source_20_Text">abort()</text:span> (available on both <text:span text:style-name="Source_20_Text">XMLHttpRequest</text:span> and <text:span text:style-name="Source_20_Text">FileReader</text:span>). </text:p>
        </text:list-item>
        <text:list-item>
          <text:p text:style-name="P25"><text:span text:style-name="Source_20_Text">load</text:span> – fires only when all data has been successfully read. </text:p>
        </text:list-item>
        <text:list-item>
          <text:p text:style-name="P8"><text:span text:style-name="Source_20_Text">loadend</text:span> – fires when the object has finished transferring data. Always fires and will always fire after <text:span text:style-name="Source_20_Text">error</text:span>, <text:span text:style-name="Source_20_Text">abort</text:span>, or <text:span text:style-name="Source_20_Text">load</text:span>. </text:p>
        </text:list-item>
      </text:list>
      <text:p text:style-name="Text_20_body">Two events, <text:span text:style-name="Source_20_Text">error</text:span> and <text:span text:style-name="Source_20_Text">load</text:span>, were discussed in my previous post. The other events give you more fine-grained control over data transfers.</text:p>
      <text:h text:style-name="Heading_20_3" text:outline-level="3">Tracking progress</text:h>
      <text:p text:style-name="Text_20_body">When you want to track progress of a file reader, use the <text:span text:style-name="Source_20_Text">progress</text:span> event. The <text:span text:style-name="Source_20_Text">event</text:span> object for this event contains three properties to monitor the data being transferred:</text:p>
      <text:list xml:id="list4231977080" text:style-name="L6">
        <text:list-item>
          <text:p text:style-name="P26"><text:span text:style-name="Source_20_Text">lengthComputable</text:span> – a boolean indicating if the browser can determine the complete size of the data. </text:p>
        </text:list-item>
        <text:list-item>
          <text:p text:style-name="P26"><text:span text:style-name="Source_20_Text">loaded</text:span> – the number of bytes that have been read already. </text:p>
        </text:list-item>
        <text:list-item>
          <text:p text:style-name="P9"><text:span text:style-name="Source_20_Text">total</text:span> – the total number of bytes to be read. </text:p>
        </text:list-item>
      </text:list>
      <text:p text:style-name="Text_20_body">The intent of this data is to allow for progress bars to be generated using the information from the <text:span text:style-name="Source_20_Text">progress</text:span> event. For example, you may be using an HTML5 <text:span text:style-name="Source_20_Text">&lt;progress&gt;</text:span> element to monitor the progress of reading a file. You can tie the progress value to the actual data using code like this:</text:p>
      <text:p text:style-name="Preformatted_20_Text"><text:span text:style-name="Source_20_Text">var reader = new FileReader(),</text:span></text:p>
      <text:p text:style-name="Preformatted_20_Text"><text:span text:style-name="Source_20_Text"><text:s text:c="5"/>progressNode = document.getElementById("my-progress");</text:span></text:p>
      <text:p text:style-name="Preformatted_20_Text"/>
      <text:p text:style-name="Preformatted_20_Text"><text:span text:style-name="Source_20_Text">reader.onprogress = function(event) {</text:span></text:p>
      <text:p text:style-name="Preformatted_20_Text"><text:span text:style-name="Source_20_Text"><text:s text:c="4"/>if (event.lengthComputable) {</text:span></text:p>
      <text:p text:style-name="Preformatted_20_Text"><text:span text:style-name="Source_20_Text"><text:s text:c="8"/>progressNode.max = event.total;</text:span></text:p>
      <text:p text:style-name="Preformatted_20_Text"><text:span text:style-name="Source_20_Text"><text:s text:c="8"/>progressNode.value = event.loaded;</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reader.onloadend = function(event) {</text:span></text:p>
      <text:p text:style-name="Preformatted_20_Text"><text:span text:style-name="Source_20_Text"><text:s text:c="4"/>var contents = event.target.result,</text:span></text:p>
      <text:p text:style-name="Preformatted_20_Text"><text:span text:style-name="Source_20_Text"><text:s text:c="8"/>error <text:s text:c="3"/>= event.target.error;</text:span></text:p>
      <text:p text:style-name="Preformatted_20_Text"><text:span text:style-name="Source_20_Text"><text:s/></text:span></text:p>
      <text:p text:style-name="Preformatted_20_Text"><text:span text:style-name="Source_20_Text"><text:s text:c="4"/>if (error != null) {</text:span></text:p>
      <text:p text:style-name="Preformatted_20_Text"><text:span text:style-name="Source_20_Text"><text:s text:c="8"/>console.error("File could not be read! Code " + error.code);</text:span></text:p>
      <text:p text:style-name="Preformatted_20_Text"><text:span text:style-name="Source_20_Text"><text:s text:c="4"/>} else {</text:span></text:p>
      <text:p text:style-name="Preformatted_20_Text"><text:span text:style-name="Source_20_Text"><text:s text:c="8"/>progressNode.max = 1;</text:span></text:p>
      <text:p text:style-name="Preformatted_20_Text"><text:span text:style-name="Source_20_Text"><text:s text:c="8"/>progressNode.value = 1;</text:span></text:p>
      <text:p text:style-name="Preformatted_20_Text"><text:span text:style-name="Source_20_Text"><text:s text:c="8"/>console.log("Contents: " + contents);</text:span></text:p>
      <text:p text:style-name="Preformatted_20_Text"><text:span text:style-name="Source_20_Text"><text:s text:c="4"/>}</text:span></text:p>
      <text:p text:style-name="Preformatted_20_Text"><text:span text:style-name="Source_20_Text">};</text:span></text:p>
      <text:p text:style-name="Preformatted_20_Text"/>
      <text:p text:style-name="P3"><text:span text:style-name="Source_20_Text">reader.readAsText(file);</text:span></text:p>
      <text:p text:style-name="Text_20_body">This is similar to the approach that Gmail uses for its drag and drop file upload implementation, where you see a progressbar immediately after dropping a file onto the email. That progressbar indicates how much of the files has been transferred to the server.</text:p>
      <text:h text:style-name="Heading_20_2" text:outline-level="2"><text:soft-page-break/>Dealing with errors</text:h>
      <text:p text:style-name="Text_20_body">Even though you’re reading a local file, it’s still possible for the read to fail. The <text:span text:style-name="Citation">File API specification</text:span><text:span text:style-name="T1">[2]</text:span> defines four types of errors:</text:p>
      <text:list xml:id="list2830477370" text:style-name="L7">
        <text:list-item>
          <text:p text:style-name="P27"><text:span text:style-name="Source_20_Text">NotFoundError</text:span> – the file can’t be found. </text:p>
        </text:list-item>
        <text:list-item>
          <text:p text:style-name="P27"><text:span text:style-name="Source_20_Text">SecurityError</text:span> – something about the file or the read is dangerous. The browser has some leeway as to when this occurs, but generally if the file is dangerous to load into the browser or the browser has been performing too many reads, you’ll see this error. </text:p>
        </text:list-item>
        <text:list-item>
          <text:p text:style-name="P27"><text:span text:style-name="Source_20_Text">NotReadableError</text:span> – the file exists but can’t be read, most likely due to a permissions problem. </text:p>
        </text:list-item>
        <text:list-item>
          <text:p text:style-name="P10"><text:span text:style-name="Source_20_Text">EncodingError</text:span> – primarily when trying to read as a data URI and the length of the resulting data URI is beyond the maximum length supported by the browser. </text:p>
        </text:list-item>
      </text:list>
      <text:p text:style-name="Text_20_body">When an error occurs during a file read, the <text:span text:style-name="Source_20_Text">FileReader</text:span> object’s <text:span text:style-name="Source_20_Text">error</text:span> property is assigned to be an instance of one of the above mentioned errors. At least, that’s how the spec is written. In reality, browsers implement this as a <text:span text:style-name="Source_20_Text">FileError</text:span> object that has a <text:span text:style-name="Source_20_Text">code</text:span> property indicating the type of error that has occurred. Each error type is represented by a numeric constant value:</text:p>
      <text:list xml:id="list2673419681" text:style-name="L8">
        <text:list-item>
          <text:p text:style-name="P28"><text:span text:style-name="Source_20_Text">FileError.NOT_FOUND_ERR</text:span> for file not found errors. </text:p>
        </text:list-item>
        <text:list-item>
          <text:p text:style-name="P28"><text:span text:style-name="Source_20_Text">FileError.SECURITY_ERR</text:span> for security errors. </text:p>
        </text:list-item>
        <text:list-item>
          <text:p text:style-name="P28"><text:span text:style-name="Source_20_Text">FileError.NOT_READABLE_ERR</text:span> for not readable errors. </text:p>
        </text:list-item>
        <text:list-item>
          <text:p text:style-name="P28"><text:span text:style-name="Source_20_Text">FileError.ENCODING_ERR</text:span> for encoding errors. </text:p>
        </text:list-item>
        <text:list-item>
          <text:p text:style-name="P11"><text:span text:style-name="Source_20_Text">FileError.ABORT_ERR</text:span> when <text:span text:style-name="Source_20_Text">abort()</text:span> is called while there is no read in progress. </text:p>
        </text:list-item>
      </text:list>
      <text:p text:style-name="Text_20_body">You can test for the type of error either during the <text:span text:style-name="Source_20_Text">error</text:span> event or during <text:span text:style-name="Source_20_Text">loadend</text:span>:</text:p>
      <text:p text:style-name="Preformatted_20_Text"><text:span text:style-name="Source_20_Text">var reader = new FileReader();</text:span></text:p>
      <text:p text:style-name="Preformatted_20_Text"/>
      <text:p text:style-name="Preformatted_20_Text"><text:span text:style-name="Source_20_Text">reader.onloadend = function(event) {</text:span></text:p>
      <text:p text:style-name="Preformatted_20_Text"><text:span text:style-name="Source_20_Text"><text:s text:c="4"/>var contents = event.target.result,</text:span></text:p>
      <text:p text:style-name="Preformatted_20_Text"><text:span text:style-name="Source_20_Text"><text:s text:c="8"/>error <text:s text:c="3"/>= event.target.error;</text:span></text:p>
      <text:p text:style-name="Preformatted_20_Text"><text:span text:style-name="Source_20_Text"><text:s/></text:span></text:p>
      <text:p text:style-name="Preformatted_20_Text"><text:span text:style-name="Source_20_Text"><text:s text:c="4"/>if (error != null) {</text:span></text:p>
      <text:p text:style-name="Preformatted_20_Text"><text:span text:style-name="Source_20_Text"><text:s text:c="8"/>switch (error.code) {</text:span></text:p>
      <text:p text:style-name="Preformatted_20_Text"><text:span text:style-name="Source_20_Text"><text:s text:c="12"/>case error.ENCODING_ERR:</text:span></text:p>
      <text:p text:style-name="Preformatted_20_Text"><text:span text:style-name="Source_20_Text"><text:s text:c="16"/>console.error("Encoding error!");</text:span></text:p>
      <text:p text:style-name="Preformatted_20_Text"><text:span text:style-name="Source_20_Text"><text:s text:c="16"/>break;</text:span></text:p>
      <text:p text:style-name="Preformatted_20_Text"/>
      <text:p text:style-name="Preformatted_20_Text"><text:span text:style-name="Source_20_Text"><text:s text:c="12"/>case error.NOT_FOUND_ERR:</text:span></text:p>
      <text:p text:style-name="Preformatted_20_Text"><text:span text:style-name="Source_20_Text"><text:s text:c="16"/>console.error("File not found!");</text:span></text:p>
      <text:p text:style-name="Preformatted_20_Text"><text:span text:style-name="Source_20_Text"><text:s text:c="16"/>break;</text:span></text:p>
      <text:p text:style-name="Preformatted_20_Text"/>
      <text:p text:style-name="Preformatted_20_Text"><text:span text:style-name="Source_20_Text"><text:s text:c="12"/>case error.NOT_READABLE_ERR:</text:span></text:p>
      <text:p text:style-name="Preformatted_20_Text"><text:span text:style-name="Source_20_Text"><text:s text:c="16"/>console.error("File could not be read!");</text:span></text:p>
      <text:p text:style-name="Preformatted_20_Text"><text:span text:style-name="Source_20_Text"><text:s text:c="16"/>break;</text:span></text:p>
      <text:p text:style-name="Preformatted_20_Text"/>
      <text:p text:style-name="Preformatted_20_Text"><text:span text:style-name="Source_20_Text"><text:s text:c="12"/>case error.SECURITY_ERR:</text:span></text:p>
      <text:p text:style-name="Preformatted_20_Text"><text:span text:style-name="Source_20_Text"><text:s text:c="16"/>console.error("Security issue with file!");</text:span></text:p>
      <text:p text:style-name="Preformatted_20_Text"><text:span text:style-name="Source_20_Text"><text:s text:c="16"/>break;</text:span></text:p>
      <text:p text:style-name="Preformatted_20_Text"/>
      <text:p text:style-name="Preformatted_20_Text"><text:span text:style-name="Source_20_Text"><text:s text:c="12"/>default:</text:span></text:p>
      <text:p text:style-name="Preformatted_20_Text"><text:span text:style-name="Source_20_Text"><text:s text:c="16"/>console.error("I have no idea what's wrong!");</text:span></text:p>
      <text:p text:style-name="Preformatted_20_Text"><text:span text:style-name="Source_20_Text"><text:s text:c="8"/>}</text:span></text:p>
      <text:p text:style-name="Preformatted_20_Text"><text:span text:style-name="Source_20_Text"><text:s text:c="4"/>} else {</text:span></text:p>
      <text:p text:style-name="Preformatted_20_Text"><text:span text:style-name="Source_20_Text"><text:s text:c="8"/>progressNode.max = 1;</text:span></text:p>
      <text:p text:style-name="Preformatted_20_Text"><text:soft-page-break/><text:span text:style-name="Source_20_Text"><text:s text:c="8"/>progressNode.value = 1;</text:span></text:p>
      <text:p text:style-name="Preformatted_20_Text"><text:span text:style-name="Source_20_Text"><text:s text:c="8"/>console.log("Contents: " + contents);</text:span></text:p>
      <text:p text:style-name="Preformatted_20_Text"><text:span text:style-name="Source_20_Text"><text:s text:c="4"/>}</text:span></text:p>
      <text:p text:style-name="Preformatted_20_Text"><text:span text:style-name="Source_20_Text">};</text:span></text:p>
      <text:p text:style-name="Preformatted_20_Text"/>
      <text:p text:style-name="P3"><text:span text:style-name="Source_20_Text">reader.readAsText(file);</text:span></text:p>
      <text:h text:style-name="Heading_20_2" text:outline-level="2">Up next</text:h>
      <text:p text:style-name="Text_20_body">The <text:span text:style-name="Source_20_Text">FileReader</text:span> object is a fully-featured object with a lot of functionality and a lot of similarities to <text:span text:style-name="Source_20_Text">XMLHttpRequest</text:span>. By following these last three posts, you should now be able to read data from files using JavaScript and send that data back to the server if necessary. However, the <text:span text:style-name="Citation">File API</text:span> ecosystem is quite a bit larger than has been already discussed in this series, and in the next part you’ll learn about a powerful new features designed to work with files.</text:p>
      <text:h text:style-name="Heading_20_2" text:outline-level="2">References</text:h>
      <text:list xml:id="list103016524" text:style-name="L9">
        <text:list-item>
          <text:p text:style-name="P29"><text:a xlink:type="simple" xlink:href="http://www.w3.org/TR/progress-events/" text:style-name="Internet_20_link" text:visited-style-name="Visited_20_Internet_20_Link">Progress Events</text:a> </text:p>
        </text:list-item>
        <text:list-item>
          <text:p text:style-name="P12"><text:a xlink:type="simple" xlink:href="http://www.w3.org/TR/FileAPI/" text:style-name="Internet_20_link" text:visited-style-name="Visited_20_Internet_20_Link">File API</text:a> </text:p>
        </text:list-item>
      </text:list>
      <text:h text:style-name="Heading_20_1" text:outline-level="1">Working with files in JavaScript, Part 4: Object URLs</text:h>
      <text:p text:style-name="P20">Posted at May 31, 2012 07:00 am by Nicholas C. Zakas</text:p>
      <text:p text:style-name="P20">Tags: <text:a xlink:type="simple" xlink:href="http://www.nczonline.net/blog/tag/file-api/" text:style-name="Internet_20_link" text:visited-style-name="Visited_20_Internet_20_Link">File API</text:a>, <text:a xlink:type="simple" xlink:href="http://www.nczonline.net/blog/tag/files/" text:style-name="Internet_20_link" text:visited-style-name="Visited_20_Internet_20_Link">Files</text:a>, <text:a xlink:type="simple" xlink:href="http://www.nczonline.net/blog/tag/javascript/" text:style-name="Internet_20_link" text:visited-style-name="Visited_20_Internet_20_Link">JavaScript</text:a>, <text:a xlink:type="simple" xlink:href="http://www.nczonline.net/blog/tag/object-url/" text:style-name="Internet_20_link" text:visited-style-name="Visited_20_Internet_20_Link">Object URL</text:a></text:p>
      <text:p text:style-name="Text_20_body">Up to this point in the blog series, you’ve learned how to use files in the traditional way. You can upload files to the server and you can read file data from disk. These all represent the most common ways of dealing with files. However, there is a completely new way to deal with files that has the capacity to simplify some common tasks. This new way is to use object URLs.</text:p>
      <text:h text:style-name="Heading_20_2" text:outline-level="2">What is an object URL?</text:h>
      <text:p text:style-name="Text_20_body">Object URLs are URLs that point to files on disk. Suppose, for example, that you want to display an image from the user’s system on a web page. The server never needs to know about the file, so there’s no need to upload it. You just want to load the file into a page. You could, as shown in the previous posts, get a reference to a <text:span text:style-name="Source_20_Text">File</text:span> object, read the data into a data URI, and then assign the data URI to an <text:span text:style-name="Source_20_Text">&lt;img&gt;</text:span> element. But think of all the waste: the image already exists on disk, why read the image into another format in order to use it? If you create an object URL, you could assign that to the <text:span text:style-name="Source_20_Text">&lt;img&gt;</text:span> and access that local file directly.</text:p>
      <text:h text:style-name="Heading_20_2" text:outline-level="2">How does it work?</text:h>
      <text:p text:style-name="Text_20_body">The <text:span text:style-name="Citation">File API</text:span><text:span text:style-name="T1">[1]</text:span> defines a global object called <text:span text:style-name="Source_20_Text">URL</text:span> that has two methods. The first is <text:span text:style-name="Source_20_Text">createObjectURL()</text:span>, which accepts a reference to a <text:span text:style-name="Source_20_Text">File</text:span> and returns an object URL. This instructs the browser to create and manage a URL to the local file. The second method is <text:span text:style-name="Source_20_Text">revokeObjectURL()</text:span>, which instructs the browser to destroy the URL that is passed into it, <text:soft-page-break/>effectively freeing up memory. Of course, all object URLs are revoked once the web page is unloaded, but it’s good to free them up when they’re no longer needed anyway.<text:line-break/>Support for the <text:span text:style-name="Source_20_Text">URL</text:span> object isn’t as good as for other parts of the <text:span text:style-name="Citation">File API</text:span>. As of the time of my writing, Internet Explorer 10+ and Firefox 9+ support a global <text:span text:style-name="Source_20_Text">URL</text:span> object. Chrome supports it in the form of <text:span text:style-name="Source_20_Text">webkitURL</text:span> while Safari and Opera have no support.</text:p>
      <text:h text:style-name="Heading_20_2" text:outline-level="2">Example</text:h>
      <text:p text:style-name="Text_20_body">So how would you display an image from disk without reading the data first? Suppose that you’ve given the user a way to select a file and now have a reference to it in a variable called <text:span text:style-name="Source_20_Text">file</text:span>. You can then use the following:</text:p>
      <text:p text:style-name="Preformatted_20_Text"><text:span text:style-name="Source_20_Text">var URL = window.URL || window.webkitURL,</text:span></text:p>
      <text:p text:style-name="Preformatted_20_Text"><text:span text:style-name="Source_20_Text"><text:s text:c="4"/>imageUrl,</text:span></text:p>
      <text:p text:style-name="Preformatted_20_Text"><text:span text:style-name="Source_20_Text"><text:s text:c="4"/>image;</text:span></text:p>
      <text:p text:style-name="Preformatted_20_Text"/>
      <text:p text:style-name="Preformatted_20_Text"><text:span text:style-name="Source_20_Text">if (URL) {</text:span></text:p>
      <text:p text:style-name="Preformatted_20_Text"><text:span text:style-name="Source_20_Text"><text:s text:c="4"/>imageUrl = URL.createObjectURL(file);</text:span></text:p>
      <text:p text:style-name="Preformatted_20_Text"><text:span text:style-name="Source_20_Text"><text:s text:c="4"/>image = document.createElement("img");</text:span></text:p>
      <text:p text:style-name="Preformatted_20_Text"/>
      <text:p text:style-name="Preformatted_20_Text"><text:span text:style-name="Source_20_Text"><text:s text:c="4"/>image.onload = function() {</text:span></text:p>
      <text:p text:style-name="Preformatted_20_Text"><text:span text:style-name="Source_20_Text"><text:s text:c="8"/>URL.revokeObjectURL(imageUrl);</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image.src = imageUrl;</text:span></text:p>
      <text:p text:style-name="Preformatted_20_Text"><text:span text:style-name="Source_20_Text"><text:s text:c="4"/>document.body.appendChild(image);</text:span></text:p>
      <text:p text:style-name="P3"><text:span text:style-name="Source_20_Text">}</text:span></text:p>
      <text:p text:style-name="Text_20_body">This example creates a local <text:span text:style-name="Source_20_Text">URL</text:span> variable that normalizes the browser implementations. Assuming that <text:span text:style-name="Source_20_Text">URL</text:span> is supported, the code goes on to create an object URL directly from <text:span text:style-name="Source_20_Text">file</text:span> and stores it in <text:span text:style-name="Source_20_Text">imageUrl</text:span>. A new <text:span text:style-name="Source_20_Text">&lt;img&gt;</text:span> element is created and given an <text:span text:style-name="Source_20_Text">onload</text:span> event handler that revokes the object URL (more on that in a minute). Then, the <text:span text:style-name="Source_20_Text">src</text:span> property is assigned to the object URL and the element is added to the page (you may want to use an already-existing image). <text:line-break/>Why revoke the object URL once the image is loaded? After the image is loaded, the URL is no longer needed unless you intend to reuse it with another element. In this example, the image is being loaded into a single element, and once the image has been completely loaded, the URL isn’t serving any useful purpose. That’s the perfect time to free up any memory associated with it.</text:p>
      <text:h text:style-name="Heading_20_2" text:outline-level="2">Security and other considerations</text:h>
      <text:p text:style-name="Text_20_body">At first glance, this capability is a bit scary. You’re actually loading a file directly from the user’s machine via a URL. There are, of course, security implications to this capability. The URL itself isn’t a big security issue because it’s a URL that’s assigned dynamically by the browser and would be useless on any other computer. What about cross-origin?<text:line-break/>The <text:span text:style-name="Citation">File API</text:span> disallows using object URLs on different origins. When an object URL is created, it is tied to the origin of the page in which the JavaScript executed, so you can’t use an object URL from <text:span text:style-name="Source_20_Text">www.wrox.com</text:span> on a page at <text:span text:style-name="Source_20_Text">p2p.wrox.com</text:span> (an error occurs). However, two pages from <text:span text:style-name="Source_20_Text">www.wrox.com</text:span>, where one is embedded in the other with an iframe, are capable of sharing object URLs.<text:line-break/>Object URLs exist only so long as the document that created them. When the document is unloaded, <text:soft-page-break/>all object URLs are revoked. So, it doesn’t make sense to store object URLs in client-side data storage to use later; they are useless after the page has been unloaded.<text:line-break/>You can use object URLs anywhere the browser would make a GET request, which includes images, scripts, web workers, style sheets, audio, and video. You can never use an object URL when the browser would perform a POST, such as within a <text:span text:style-name="Source_20_Text">&lt;form&gt;</text:span> whose <text:span text:style-name="Source_20_Text">method</text:span> is set to “post”.</text:p>
      <text:h text:style-name="Heading_20_2" text:outline-level="2">Up next</text:h>
      <text:p text:style-name="Text_20_body">The ability to create URLs that link directly to local files is a powerful one. Instead of needing to read a local file into JavaScript in order to display it on a page, you can simply create a URL and point the page to it. This process greatly simplifies the use case of including local files in a page. However, the fun of working with files in JavaScript has only just begun. In the next post, you’ll learn some interesting ways to work with file data.</text:p>
      <text:h text:style-name="Heading_20_2" text:outline-level="2">References</text:h>
      <text:list xml:id="list3557083529" text:style-name="L10">
        <text:list-item>
          <text:p text:style-name="P13"><text:a xlink:type="simple" xlink:href="http://www.w3.org/TR/FileAPI/" text:style-name="Internet_20_link" text:visited-style-name="Visited_20_Internet_20_Link">File API</text:a> </text:p>
        </text:list-item>
      </text:list>
      <text:h text:style-name="Heading_20_1" text:outline-level="1">Working with files in JavaScript, Part 5: Blobs</text:h>
      <text:p text:style-name="P20">Posted at June 5, 2012 07:00 am by Nicholas C. Zakas</text:p>
      <text:p text:style-name="P20">Tags: <text:a xlink:type="simple" xlink:href="http://www.nczonline.net/blog/tag/blob/" text:style-name="Internet_20_link" text:visited-style-name="Visited_20_Internet_20_Link">Blob</text:a>, <text:a xlink:type="simple" xlink:href="http://www.nczonline.net/blog/tag/file-api/" text:style-name="Internet_20_link" text:visited-style-name="Visited_20_Internet_20_Link">File API</text:a>, <text:a xlink:type="simple" xlink:href="http://www.nczonline.net/blog/tag/javascript/" text:style-name="Internet_20_link" text:visited-style-name="Visited_20_Internet_20_Link">JavaScript</text:a></text:p>
      <text:p text:style-name="Text_20_body">Up to this point, this series of posts has focused on interacting with files specified by the user and accessed via <text:span text:style-name="Source_20_Text">File</text:span> objects. The <text:span text:style-name="Source_20_Text">File</text:span> object is actually a more specific version of a <text:span text:style-name="Source_20_Text">Blob</text:span>, which represents a chunk of binary data. The <text:span text:style-name="Source_20_Text">size</text:span> and <text:span text:style-name="Source_20_Text">type</text:span> properties exist on <text:span text:style-name="Source_20_Text">Blob</text:span> objects and are inherited by <text:span text:style-name="Source_20_Text">File</text:span>.<text:line-break/>In most cases, <text:span text:style-name="Source_20_Text">Blob</text:span>s and <text:span text:style-name="Source_20_Text">File</text:span>s can be used in the same places. For example, you can read from a <text:span text:style-name="Source_20_Text">Blob</text:span> using a <text:span text:style-name="Source_20_Text">FileReader</text:span> and you can create an object URL from a <text:span text:style-name="Source_20_Text">Blob</text:span> using <text:span text:style-name="Source_20_Text">URL.createObjectURL()</text:span>.</text:p>
      <text:h text:style-name="Heading_20_2" text:outline-level="2">Slicing</text:h>
      <text:p text:style-name="Text_20_body">One of the interesting things you can do with <text:span text:style-name="Source_20_Text">Blob</text:span>s (and therefore, also <text:span text:style-name="Source_20_Text">File</text:span>s) is to create a new <text:span text:style-name="Source_20_Text">Blob</text:span> based on a subsection of another one. Since each <text:span text:style-name="Source_20_Text">Blob</text:span> just represents pointers to data rather than the data itself, you can quickly create new <text:span text:style-name="Source_20_Text">Blob</text:span> objects pointing to subparts of others. This is accomplished by using the <text:span text:style-name="Source_20_Text">slice()</text:span> method.<text:line-break/>You may be familiar with <text:span text:style-name="Source_20_Text">slice()</text:span> on strings and arrays, and the one for <text:span text:style-name="Source_20_Text">Blob</text:span>s behaves in a similar manner. The method accepts three arguments: the offset of the starting byte, the offset of the ending byte, and an optional MIME type to apply to the <text:span text:style-name="Source_20_Text">Blob</text:span>. If the MIME type isn’t specified, the new <text:span text:style-name="Source_20_Text">Blob</text:span> has the same MIME type as the original one.<text:line-break/>Browser support for <text:span text:style-name="Source_20_Text">slice()</text:span> isn’t yet ubiquitous, with Firefox supporting it via <text:span text:style-name="Source_20_Text">mozSlice()</text:span> and <text:span text:style-name="Source_20_Text">webkitSlice()</text:span> in Chrome (no other browsers support this method currently). Here’s an example:</text:p>
      <text:p text:style-name="Preformatted_20_Text"><text:span text:style-name="Source_20_Text">function sliceBlob(blob, start, end, type) {</text:span></text:p>
      <text:p text:style-name="Preformatted_20_Text"/>
      <text:p text:style-name="Preformatted_20_Text"><text:soft-page-break/><text:span text:style-name="Source_20_Text"><text:s text:c="4"/>type = type || blob.type;</text:span></text:p>
      <text:p text:style-name="Preformatted_20_Text"/>
      <text:p text:style-name="Preformatted_20_Text"><text:span text:style-name="Source_20_Text"><text:s text:c="4"/>if (blob.mozSlice) {</text:span></text:p>
      <text:p text:style-name="Preformatted_20_Text"><text:span text:style-name="Source_20_Text"><text:s text:c="8"/>return blob.mozSlice(start, end, type);</text:span></text:p>
      <text:p text:style-name="Preformatted_20_Text"><text:span text:style-name="Source_20_Text"><text:s text:c="4"/>} else if (blob.webkitSlice) {</text:span></text:p>
      <text:p text:style-name="Preformatted_20_Text"><text:span text:style-name="Source_20_Text"><text:s text:c="8"/>return blob.webkitSlice(start, end type);</text:span></text:p>
      <text:p text:style-name="Preformatted_20_Text"><text:span text:style-name="Source_20_Text"><text:s text:c="4"/>} else {</text:span></text:p>
      <text:p text:style-name="Preformatted_20_Text"><text:span text:style-name="Source_20_Text"><text:s text:c="8"/>throw new Error("This doesn't work!");</text:span></text:p>
      <text:p text:style-name="Preformatted_20_Text"><text:span text:style-name="Source_20_Text"><text:s text:c="4"/>}</text:span></text:p>
      <text:p text:style-name="P3"><text:span text:style-name="Source_20_Text">}</text:span></text:p>
      <text:p text:style-name="Text_20_body">You can then use this function to, for example, split up a large file to upload it in chunks. Each new <text:span text:style-name="Source_20_Text">Blob</text:span> being produced is independent from the original even though the data each references has an overlap. The engineers at Flickr use blob slicing to read the Exif information from photos that are uploaded<text:span text:style-name="T1">[1]</text:span> rather than waiting to it on the server. When the file is selected, the Flickr upload page simultaneously starts to upload the file as well as read the Exif information from the photo. This allows them to give a preview of the extracted metadata in the page as the file is being uploaded.</text:p>
      <text:h text:style-name="Heading_20_2" text:outline-level="2">Creating Blobs the old way</text:h>
      <text:p text:style-name="Text_20_body">Very soon after <text:span text:style-name="Source_20_Text">File</text:span> objects started appearing in browsers, developers realized that <text:span text:style-name="Source_20_Text">Blob</text:span> objects were actually quite powerful and so wanted to be able to create them without user interaction. After all, any data can be represented in a <text:span text:style-name="Source_20_Text">Blob</text:span>, it doesn’t necessarily have to be tied to a file. Browsers quickly responded by creating <text:span text:style-name="Source_20_Text">BlobBuilder</text:span>, a type whose sole purpose is to wrap some data in a <text:span text:style-name="Source_20_Text">Blob</text:span> object. This is a non-standard type and has been implemented in Firefox (as <text:span text:style-name="Source_20_Text">MozBlobBuilder</text:span>), Internet Explorer 10 (as <text:span text:style-name="Source_20_Text">MSBlobBuilder</text:span>), and Chrome (as <text:span text:style-name="Source_20_Text">WebKitBlobBuilder</text:span>).<text:line-break/>The <text:span text:style-name="Source_20_Text">BlobBuilder</text:span> works by creating a new instance and calling the <text:span text:style-name="Source_20_Text">append()</text:span> method with a string, <text:span text:style-name="Source_20_Text">ArrayBuffer</text:span>, or <text:span text:style-name="Source_20_Text">Blob</text:span>. Once all of the data has been added, you call <text:span text:style-name="Source_20_Text">getBlob()</text:span> and pass in an optional MIME type that should be applied to <text:span text:style-name="Source_20_Text">Blob</text:span>. Here’s an example:</text:p>
      <text:p text:style-name="Preformatted_20_Text"><text:span text:style-name="Source_20_Text">var builder = new BlobBuilder();</text:span></text:p>
      <text:p text:style-name="Preformatted_20_Text"><text:span text:style-name="Source_20_Text">builder.append("Hello world!");</text:span></text:p>
      <text:p text:style-name="P3"><text:span text:style-name="Source_20_Text">var blob = builder.getBlob("text/plain");</text:span></text:p>
      <text:p text:style-name="Text_20_body">The ability to create URLs for arbitrary pieces of data is incredibly powerful, allowing you to dynamically create objects that can be addressed as files in the browser. You could, for example, use a <text:span text:style-name="Source_20_Text">Blob</text:span> to create a web worker without having a separate file for the worker code. This technique was written up in <text:span text:style-name="Citation">The Basics of Web Workers</text:span><text:span text:style-name="T1">[2]</text:span>:</text:p>
      <text:p text:style-name="Preformatted_20_Text"><text:span text:style-name="Source_20_Text">// Prefixed in Webkit, Chrome 12, and FF6: window.WebKitBlobBuilder, window.MozBlobBuilder</text:span></text:p>
      <text:p text:style-name="Preformatted_20_Text"><text:span text:style-name="Source_20_Text">var bb = new BlobBuilder();</text:span></text:p>
      <text:p text:style-name="Preformatted_20_Text"><text:span text:style-name="Source_20_Text">bb.append("onmessage = function(e) { postMessage('msg from worker'); }");</text:span></text:p>
      <text:p text:style-name="Preformatted_20_Text"/>
      <text:p text:style-name="Preformatted_20_Text"><text:span text:style-name="Source_20_Text">// Obtain a blob URL reference to our worker 'file'.</text:span></text:p>
      <text:p text:style-name="Preformatted_20_Text"><text:span text:style-name="Source_20_Text">// Note: window.webkitURL.createObjectURL() in Chrome 10+.</text:span></text:p>
      <text:p text:style-name="Preformatted_20_Text"><text:span text:style-name="Source_20_Text">var blobURL = window.URL.createObjectURL(bb.getBlob());</text:span></text:p>
      <text:p text:style-name="Preformatted_20_Text"/>
      <text:p text:style-name="Preformatted_20_Text"><text:span text:style-name="Source_20_Text">var worker = new Worker(blobURL);</text:span></text:p>
      <text:p text:style-name="Preformatted_20_Text"><text:span text:style-name="Source_20_Text">worker.onmessage = function(e) {</text:span></text:p>
      <text:p text:style-name="Preformatted_20_Text"><text:span text:style-name="Source_20_Text"><text:s text:c="2"/>// e.data == 'msg from worker'</text:span></text:p>
      <text:p text:style-name="Preformatted_20_Text"><text:span text:style-name="Source_20_Text">};</text:span></text:p>
      <text:p text:style-name="P3"><text:span text:style-name="Source_20_Text">worker.postMessage(); // Start the worker.</text:span></text:p>
      <text:p text:style-name="Text_20_body"><text:soft-page-break/>This code creates a simple script and then creates an object URL. The object URL is assigned to a web worker in place of a script URL. <text:line-break/>You can call <text:span text:style-name="Source_20_Text">append()</text:span> as many times as you like, building up the contents of the <text:span text:style-name="Source_20_Text">Blob</text:span>. </text:p>
      <text:h text:style-name="Heading_20_3" text:outline-level="3">Creating Blobs the new way</text:h>
      <text:p text:style-name="Text_20_body">Because developers kept clamoring for a way to create <text:span text:style-name="Source_20_Text">Blob</text:span> objects directly, and browsers coming up with <text:span text:style-name="Source_20_Text">BlobBuilder</text:span>, it was decided to add a <text:span text:style-name="Source_20_Text">Blob</text:span> constructor. This constructor is now part of the specification and will be the way that <text:span text:style-name="Source_20_Text">Blob</text:span> objects are created in the future.<text:line-break/>The constructor accepts two arguments. The first is an array of parts to combine into a <text:span text:style-name="Source_20_Text">Blob</text:span>. These would be the same values as passed into the <text:span text:style-name="Source_20_Text">append()</text:span> method of <text:span text:style-name="Source_20_Text">BlobBuilder</text:span> and can be any number of strings, <text:span text:style-name="Source_20_Text">Blob</text:span>s, and <text:span text:style-name="Source_20_Text">ArrayBuffer</text:span>s. The second argument is an object containing properties for the newly-created <text:span text:style-name="Source_20_Text">Blob</text:span>. There are currently two properties defined, <text:span text:style-name="Source_20_Text">type</text:span>, which specifies the MIME type of the <text:span text:style-name="Source_20_Text">Blob</text:span>, and <text:span text:style-name="Source_20_Text">endings</text:span>, which can be either “transparent” (default) or “native”. Here’s an example:</text:p>
      <text:p text:style-name="P3"><text:span text:style-name="Source_20_Text">var blob = new Blob(["Hello world!"], { type: "text/plain" });</text:span></text:p>
      <text:p text:style-name="Text_20_body">As you can see, this is much simpler than using <text:span text:style-name="Source_20_Text">BlobBuilder</text:span>.<text:line-break/>The <text:span text:style-name="Source_20_Text">Blob</text:span> constructor is currently in the nightly builds of Chrome and will be in Firefox 13. Other browsers have not yet announced plans to implement this constructor, however, it is now part of the <text:span text:style-name="Citation">File API</text:span><text:span text:style-name="T1">[3]</text:span> standard and is expected to be implemented universally.</text:p>
      <text:h text:style-name="Heading_20_2" text:outline-level="2">Conclusion</text:h>
      <text:p text:style-name="Text_20_body">This is the last part of the series on working with files in JavaScript. As I hope you learned, the <text:span text:style-name="Citation">File API</text:span> is incredibly powerful and opens up entirely new ways of working with files in web applications. You no longer need to stick with plain file upload boxes when users need to upload files, and now that you can read the files in the client, that opens up all sorts of possibilities for client-side manipulation. You could resize an image that’s too large before uploading (using <text:span text:style-name="Source_20_Text">FileReader</text:span> and <text:span text:style-name="Source_20_Text">&lt;canvas&gt;</text:span>); you could create a text editor that works purely in the browser; you could split up large files to upload piece by piece. The possibilities aren’t quite endless, but are pretty damn close.</text:p>
      <text:h text:style-name="Heading_20_2" text:outline-level="2">References</text:h>
      <text:list xml:id="list2031472745" text:style-name="L11">
        <text:list-item>
          <text:p text:style-name="P30"><text:a xlink:type="simple" xlink:href="http://code.flickr.com/blog/2012/06/01/parsing-exif-client-side-using-javascript-2/" text:style-name="Internet_20_link" text:visited-style-name="Visited_20_Internet_20_Link">Parsing Exif client-side using JavaScript</text:a> by Flickr Team </text:p>
        </text:list-item>
        <text:list-item>
          <text:p text:style-name="P30"><text:a xlink:type="simple" xlink:href="http://www.html5rocks.com/en/tutorials/workers/basics/" text:style-name="Internet_20_link" text:visited-style-name="Visited_20_Internet_20_Link">The Basics of Web Workers</text:a> by Eric Bidelman </text:p>
        </text:list-item>
        <text:list-item>
          <text:p text:style-name="P14"><text:a xlink:type="simple" xlink:href="http://dev.w3.org/2006/webapi/FileAPI/#constructorBlob" text:style-name="Internet_20_link" text:visited-style-name="Visited_20_Internet_20_Link">File API – Blob Constructor</text:a> </text:p>
        </text:list-item>
      </text:list>
      <text:p text:style-name="Standard">https://vanilla-js.blogspot.com/2012/12/working-with-files-in-javascript.html</text:p>
      <text:h text:style-name="P1" text:outline-level="1">Working with files in JavaScript, Part 1: The Basics</text:h>
      <text:p text:style-name="Text_20_body">Posted at by Nicholas C. Zakas</text:p>
      <text:p text:style-name="Text_20_body">Tags: <text:a xlink:type="simple" xlink:href="https://humanwhocodes.com/blog/tag/file-api" text:style-name="Internet_20_link" text:visited-style-name="Visited_20_Internet_20_Link">File API</text:a>, <text:a xlink:type="simple" xlink:href="https://humanwhocodes.com/blog/tag/javascript" text:style-name="Internet_20_link" text:visited-style-name="Visited_20_Internet_20_Link">JavaScript</text:a> </text:p>
      <text:p text:style-name="Text_20_body">Many years ago, I was asked during a job interview at Google what changes I would make to the web in order to provide better experiences. At the top of my list was having some way to work with files other than the <text:span text:style-name="Source_20_Text">&lt;input type="file"&gt;</text:span> control. Even as the rest of the web was evolving, the way we dealt with files never changed since it was first introduced. Thankfully, with HTML5 and related APIs, we now have far more options for working with files than ever before in the latest versions of desktop browsers (iOS still has no support for the File API).</text:p>
      <text:h text:style-name="Heading_20_2" text:outline-level="2"><text:bookmark text:name="the-file-type"/>The File type</text:h>
      <text:p text:style-name="Text_20_body">The <text:span text:style-name="Source_20_Text">File</text:span> type is defined in the <text:span text:style-name="Citation">File API</text:span><text:a xlink:type="simple" xlink:href="http://dev.w3.org/2006/webapi/FileAPI/" text:style-name="Internet_20_link" text:visited-style-name="Visited_20_Internet_20_Link"><text:span text:style-name="T1">1</text:span></text:a> specification and is an abstract representation of a file. Each instance of <text:span text:style-name="Source_20_Text">File</text:span> has several properties:</text:p>
      <text:list xml:id="list3435198697" text:style-name="L12">
        <text:list-item>
          <text:p text:style-name="P31"><text:span text:style-name="Source_20_Text">name</text:span> – the filename </text:p>
        </text:list-item>
        <text:list-item>
          <text:p text:style-name="P31"><text:span text:style-name="Source_20_Text">size</text:span> – the size of the file in bytes </text:p>
        </text:list-item>
        <text:list-item>
          <text:p text:style-name="P15"><text:span text:style-name="Source_20_Text">type</text:span> – the MIME type for the file </text:p>
        </text:list-item>
      </text:list>
      <text:p text:style-name="Text_20_body">A <text:span text:style-name="Source_20_Text">File</text:span> object basically gives you essential information about the file without providing direct access to the file contents. That’s important because reading from files requires disk access, and depending on the size of the file, that process has the potential to take a significant amount of time. A <text:span text:style-name="Source_20_Text">File</text:span> object is just a reference to a file, and getting data from that file is a separate process altogether.</text:p>
      <text:h text:style-name="Heading_20_2" text:outline-level="2"><text:bookmark text:name="getting-file-references"/>Getting File references</text:h>
      <text:p text:style-name="Text_20_body">Of course, access to user files is strictly forbidden on the web because it’s a very obvious security issue. You wouldn’t want to load up a web page and then have it scan your hard drive and figure out what’s there. You need permission from the user in order to access files from their computer. There’s no need for messy permission windows, however, because users grant permission for web pages to read files all the time when they decide to upload something.</text:p>
      <text:p text:style-name="Text_20_body">When you use a <text:span text:style-name="Source_20_Text">&lt;input type="file"&gt;</text:span> control, you’re giving the web page (and the server) permission to access that file. So it makes sense that the first place you can retrieve <text:span text:style-name="Source_20_Text">File</text:span> objects is through a <text:span text:style-name="Source_20_Text">&lt;input type="file"&gt;</text:span> control.</text:p>
      <text:p text:style-name="Text_20_body">HTML5 defines a <text:span text:style-name="Source_20_Text">files</text:span> property for all <text:span text:style-name="Source_20_Text">&lt;input type="file"&gt;</text:span> controls. This collection is a <text:span text:style-name="Source_20_Text">FileList</text:span>, which is an array-like structure called <text:span text:style-name="Source_20_Text">FileList</text:span> containing <text:span text:style-name="Source_20_Text">File</text:span> objects for each selected file in the control (remember, HTML5 allows multiple file selection in these controls). So at any point in time, you can get access to the files a user has selected using code similar to this:</text:p>
      <text:p text:style-name="Preformatted_20_Text"><text:span text:style-name="Source_20_Text">&lt;input type="file" id="your-files" multiple&gt;</text:span></text:p>
      <text:p text:style-name="Preformatted_20_Text"><text:span text:style-name="Source_20_Text">&lt;script&gt;</text:span></text:p>
      <text:p text:style-name="Preformatted_20_Text"><text:soft-page-break/><text:span text:style-name="Source_20_Text">var control = document.getElementById("your-files");</text:span></text:p>
      <text:p text:style-name="Preformatted_20_Text"><text:span text:style-name="Source_20_Text">control.addEventListener("change", function(event) {</text:span></text:p>
      <text:p text:style-name="Preformatted_20_Text"/>
      <text:p text:style-name="Preformatted_20_Text"><text:span text:style-name="Source_20_Text"><text:s text:c="4"/>// When the control has changed, there are new files</text:span></text:p>
      <text:p text:style-name="Preformatted_20_Text"/>
      <text:p text:style-name="Preformatted_20_Text"><text:span text:style-name="Source_20_Text"><text:s text:c="4"/>var i = 0,</text:span></text:p>
      <text:p text:style-name="Preformatted_20_Text"><text:span text:style-name="Source_20_Text"><text:s text:c="8"/>files = control.files,</text:span></text:p>
      <text:p text:style-name="Preformatted_20_Text"><text:span text:style-name="Source_20_Text"><text:s text:c="8"/>len = files.length;</text:span></text:p>
      <text:p text:style-name="Preformatted_20_Text"/>
      <text:p text:style-name="Preformatted_20_Text"><text:span text:style-name="Source_20_Text"><text:s text:c="4"/>for (; i &lt; len; i++) {</text:span></text:p>
      <text:p text:style-name="Preformatted_20_Text"><text:span text:style-name="Source_20_Text"><text:s text:c="8"/>console.log("Filename: " + files[i].name);</text:span></text:p>
      <text:p text:style-name="Preformatted_20_Text"><text:span text:style-name="Source_20_Text"><text:s text:c="8"/>console.log("Type: " + files[i].type);</text:span></text:p>
      <text:p text:style-name="Preformatted_20_Text"><text:span text:style-name="Source_20_Text"><text:s text:c="8"/>console.log("Size: " + files[i].size + " bytes");</text:span></text:p>
      <text:p text:style-name="Preformatted_20_Text"><text:span text:style-name="Source_20_Text"><text:s text:c="4"/>}</text:span></text:p>
      <text:p text:style-name="Preformatted_20_Text"/>
      <text:p text:style-name="Preformatted_20_Text"><text:span text:style-name="Source_20_Text">}, false);</text:span></text:p>
      <text:p text:style-name="P3"><text:span text:style-name="Source_20_Text">&lt;/script&gt;&lt;/code&gt;</text:span></text:p>
      <text:p text:style-name="Text_20_body">This relatively simple code listens for the <text:span text:style-name="Source_20_Text">change</text:span> event on the file control. When the event fires, it signifies that the file selection has changed, and the code iterates through each <text:span text:style-name="Source_20_Text">File</text:span> object and outputs its information. Keep in mind that the <text:span text:style-name="Source_20_Text">files</text:span> property is always accessible from JavaScript, so you don’t have to wait for <text:span text:style-name="Source_20_Text">change</text:span> to try to read it.</text:p>
      <text:h text:style-name="Heading_20_2" text:outline-level="2"><text:bookmark text:name="drag-and-drop-files"/>Drag and drop files</text:h>
      <text:p text:style-name="Text_20_body">Accessing files from form controls still requires the form control and the associated user action of browsing to find the files of interest. Fortunately, <text:span text:style-name="Citation">HTML5 Drag and Drop</text:span><text:a xlink:type="simple" xlink:href="http://www.whatwg.org/specs/web-apps/current-work/multipage/dnd.html#dnd" text:style-name="Internet_20_link" text:visited-style-name="Visited_20_Internet_20_Link"><text:span text:style-name="T1">2</text:span></text:a> provides another way for users to grant access to their files: by simply dragging a file from the desktop into the web browser. All you have to do to take advantage is listen for two events.</text:p>
      <text:p text:style-name="Text_20_body">In order to read files that are dropped onto an area of the page, you must listen for the <text:span text:style-name="Source_20_Text">dragover</text:span> and <text:span text:style-name="Source_20_Text">drop</text:span> events and cancel the default action of both. Doing so tells the browser that you are handling the action directly and it shouldn’t, for example, open an image file.</text:p>
      <text:p text:style-name="Preformatted_20_Text"><text:span text:style-name="Source_20_Text">&lt;div id="your-files"&gt;&lt;/div&gt;</text:span></text:p>
      <text:p text:style-name="Preformatted_20_Text"><text:span text:style-name="Source_20_Text">&lt;script&gt;</text:span></text:p>
      <text:p text:style-name="Preformatted_20_Text"><text:span text:style-name="Source_20_Text">var target = document.getElementById("your-files");</text:span></text:p>
      <text:p text:style-name="Preformatted_20_Text"/>
      <text:p text:style-name="Preformatted_20_Text"><text:span text:style-name="Source_20_Text">target.addEventListener("dragover", function(event) {</text:span></text:p>
      <text:p text:style-name="Preformatted_20_Text"><text:span text:style-name="Source_20_Text"><text:s text:c="4"/>event.preventDefault();</text:span></text:p>
      <text:p text:style-name="Preformatted_20_Text"><text:span text:style-name="Source_20_Text">}, false);</text:span></text:p>
      <text:p text:style-name="Preformatted_20_Text"/>
      <text:p text:style-name="Preformatted_20_Text"><text:span text:style-name="Source_20_Text">target.addEventListener("drop", function(event) {</text:span></text:p>
      <text:p text:style-name="Preformatted_20_Text"/>
      <text:p text:style-name="Preformatted_20_Text"><text:span text:style-name="Source_20_Text"><text:s text:c="4"/>// cancel default actions</text:span></text:p>
      <text:p text:style-name="Preformatted_20_Text"><text:span text:style-name="Source_20_Text"><text:s text:c="4"/>event.preventDefault();</text:span></text:p>
      <text:p text:style-name="Preformatted_20_Text"/>
      <text:p text:style-name="Preformatted_20_Text"><text:span text:style-name="Source_20_Text"><text:s text:c="4"/>var i = 0,</text:span></text:p>
      <text:p text:style-name="Preformatted_20_Text"><text:span text:style-name="Source_20_Text"><text:s text:c="8"/>files = event.dataTransfer.files,</text:span></text:p>
      <text:p text:style-name="Preformatted_20_Text"><text:span text:style-name="Source_20_Text"><text:s text:c="8"/>len = files.length;</text:span></text:p>
      <text:p text:style-name="Preformatted_20_Text"/>
      <text:p text:style-name="Preformatted_20_Text"><text:span text:style-name="Source_20_Text"><text:s text:c="4"/>for (; i &lt; len; i++) {</text:span></text:p>
      <text:p text:style-name="Preformatted_20_Text"><text:span text:style-name="Source_20_Text"><text:s text:c="8"/>console.log("Filename: " + files[i].name);</text:span></text:p>
      <text:p text:style-name="Preformatted_20_Text"><text:span text:style-name="Source_20_Text"><text:s text:c="8"/>console.log("Type: " + files[i].type);</text:span></text:p>
      <text:p text:style-name="Preformatted_20_Text"><text:span text:style-name="Source_20_Text"><text:s text:c="8"/>console.log("Size: " + files[i].size + " bytes");</text:span></text:p>
      <text:p text:style-name="Preformatted_20_Text"><text:span text:style-name="Source_20_Text"><text:s text:c="4"/>}</text:span></text:p>
      <text:p text:style-name="Preformatted_20_Text"/>
      <text:p text:style-name="Preformatted_20_Text"><text:span text:style-name="Source_20_Text">}, false);</text:span></text:p>
      <text:p text:style-name="P3"><text:soft-page-break/><text:span text:style-name="Source_20_Text">&lt;/script&gt;&lt;/code&gt;</text:span></text:p>
      <text:p text:style-name="Text_20_body">The <text:span text:style-name="Source_20_Text">event.dataTransfer.files</text:span> is another <text:span text:style-name="Source_20_Text">FileList</text:span> object that you can access to get file information. The code is almost exactly the same as using the file form control and the <text:span text:style-name="Source_20_Text">File</text:span> objects can be accessed in the same way.</text:p>
      <text:h text:style-name="Heading_20_2" text:outline-level="2"><text:bookmark text:name="ajax-file-upload"/>Ajax file upload</text:h>
      <text:p text:style-name="Text_20_body">Once you have a reference to the file, you’re able to do something that’s pretty cool: upload a file via Ajax. This is all possible due to the <text:span text:style-name="Source_20_Text">FormData</text:span> object, which is defined in <text:span text:style-name="Citation">XMLHttpRequest Level 2</text:span><text:a xlink:type="simple" xlink:href="http://www.w3.org/TR/XMLHttpRequest/" text:style-name="Internet_20_link" text:visited-style-name="Visited_20_Internet_20_Link"><text:span text:style-name="T1">3</text:span></text:a>. This object represents an HTML form and allows you to add key-value pairs to be submitted to the server via the <text:span text:style-name="Source_20_Text">append()</text:span> method:</text:p>
      <text:p text:style-name="Preformatted_20_Text"><text:span text:style-name="Source_20_Text">var form = new FormData();</text:span></text:p>
      <text:p text:style-name="P3"><text:span text:style-name="Source_20_Text">form.append("name", "Nicholas");</text:span></text:p>
      <text:p text:style-name="Text_20_body">The great thing about the <text:span text:style-name="Source_20_Text">FormData</text:span> object is that you can add a file directly to it, effectively mimicking a file upload by HTML form. All you have to do is add the <text:span text:style-name="Source_20_Text">File</text:span> reference with a specific name, and the browser does the rest. For example:</text:p>
      <text:p text:style-name="Preformatted_20_Text"><text:span text:style-name="Source_20_Text">// create a form with a couple of values</text:span></text:p>
      <text:p text:style-name="Preformatted_20_Text"><text:span text:style-name="Source_20_Text">var form = new FormData();</text:span></text:p>
      <text:p text:style-name="Preformatted_20_Text"><text:span text:style-name="Source_20_Text">form.append("name", "Nicholas");</text:span></text:p>
      <text:p text:style-name="Preformatted_20_Text"><text:span text:style-name="Source_20_Text">form.append("photo", control.files[0]);</text:span></text:p>
      <text:p text:style-name="Preformatted_20_Text"/>
      <text:p text:style-name="Preformatted_20_Text"><text:span text:style-name="Source_20_Text">// send via XHR - look ma, no headers being set!</text:span></text:p>
      <text:p text:style-name="Preformatted_20_Text"><text:span text:style-name="Source_20_Text">var xhr = new XMLHttpRequest();</text:span></text:p>
      <text:p text:style-name="Preformatted_20_Text"><text:span text:style-name="Source_20_Text">xhr.onload = function() {</text:span></text:p>
      <text:p text:style-name="Preformatted_20_Text"><text:span text:style-name="Source_20_Text"><text:s text:c="4"/>console.log("Upload complete.");</text:span></text:p>
      <text:p text:style-name="Preformatted_20_Text"><text:span text:style-name="Source_20_Text">};</text:span></text:p>
      <text:p text:style-name="Preformatted_20_Text"><text:span text:style-name="Source_20_Text">xhr.open("post", "/entrypoint", true);</text:span></text:p>
      <text:p text:style-name="P3"><text:span text:style-name="Source_20_Text">xhr.send(form);</text:span></text:p>
      <text:p text:style-name="Text_20_body">Once the <text:span text:style-name="Source_20_Text">FormData</text:span> object is passed into <text:span text:style-name="Source_20_Text">send()</text:span>, the proper HTTP headers are automatically set for you. You don’t have to worry about setting the correct form encoding when using files, so the server gets to act as if a regular HTML form has been submitted, reading file data from the “photo” key and text data from the “name” key. This gives you the freedom to write processing code on the backend that can easily work with both traditional HTML forms and Ajax forms of this nature.</text:p>
      <text:p text:style-name="Text_20_body">And all of this works in the most recent version of every browser, including Internet Explorer 10.</text:p>
      <text:h text:style-name="Heading_20_2" text:outline-level="2"><text:bookmark text:name="up-next"/>Up next</text:h>
      <text:p text:style-name="Text_20_body">You now know the two methods of accessing <text:span text:style-name="Source_20_Text">File</text:span> information in the browser: through a file upload control and through native drag and drop. There will likely be other ways to access files in the future, but for now, these are the two you need to know. Of course, reading information about files is just part of the problem. The next step is read data from those files, and that’s where part 2 will pick up.</text:p>
      <text:h text:style-name="Heading_20_2" text:outline-level="2"><text:bookmark text:name="references"/>References</text:h>
      <text:list xml:id="list1921092441" text:style-name="L13">
        <text:list-item>
          <text:p text:style-name="P32"><text:a xlink:type="simple" xlink:href="http://dev.w3.org/2006/webapi/FileAPI/" text:style-name="Internet_20_link" text:visited-style-name="Visited_20_Internet_20_Link">File API specification (editor’s draft)</text:a> </text:p>
        </text:list-item>
        <text:list-item>
          <text:p text:style-name="P32"><text:soft-page-break/><text:a xlink:type="simple" xlink:href="http://www.whatwg.org/specs/web-apps/current-work/multipage/dnd.html#dnd" text:style-name="Internet_20_link" text:visited-style-name="Visited_20_Internet_20_Link">HTML5 Drag and Drop</text:a> </text:p>
        </text:list-item>
        <text:list-item>
          <text:p text:style-name="P16"><text:a xlink:type="simple" xlink:href="http://www.w3.org/TR/XMLHttpRequest/" text:style-name="Internet_20_link" text:visited-style-name="Visited_20_Internet_20_Link">XMLHttpRequest Level 2</text:a> </text:p>
        </text:list-item>
      </text:list>
      <text:p text:style-name="Standard"><text:a xlink:type="simple" xlink:href="https://humanwhocodes.com/blog/2012/05/08/working-with-files-in-javascript-part-1/" text:style-name="Internet_20_link" text:visited-style-name="Visited_20_Internet_20_Link">https://humanwhocodes.com/blog/2012/05/08/working-with-files-in-javascript-part-1/</text:a></text:p>
      <text:p text:style-name="Standard"/>
      <text:h text:style-name="P1" text:outline-level="1">Using files from web applications</text:h>
      <text:p text:style-name="Text_20_body">Usando a File API adicionada ao DOM em HTML5, agora é possível para conteúdo web solicitar ao usuário para selecionar arquivos locais, e então ler o conteúdo desses arquivos. Essa seleção pode ser feita usando um elemento HTML <text:a xlink:type="simple" xlink:href="https://developer.mozilla.org/pt-BR/docs/Web/HTML/Element/Input" text:style-name="Internet_20_link" text:visited-style-name="Visited_20_Internet_20_Link"><text:span text:style-name="Source_20_Text">&lt;input&gt;</text:span></text:a> ou por arrastar e soltar.  </text:p>
      <text:p text:style-name="Text_20_body">Se você quiser usar a DOM File API através de extensões ou outro código chrome, você pode; Na verdade, há algumas funcionalidades adicionais para se estar ciente. Veja <text:a xlink:type="simple" xlink:href="https://developer.mozilla.org/en-US/Extensions/Using_the_DOM_File_API_in_chrome_code" text:style-name="Internet_20_link" text:visited-style-name="Visited_20_Internet_20_Link">Usando a DOM File API em código chrome</text:a> para detalhes.</text:p>
      <text:h text:style-name="Heading_20_2" text:outline-level="2"><text:bookmark text:name="selecionando_arquivos_usando_html"/><text:a xlink:type="simple" xlink:href="https://developer.mozilla.org/pt-BR/docs/Web/API/File/Using_files_from_web_applications#selecionando_arquivos_usando_html" text:style-name="Internet_20_link" text:visited-style-name="Visited_20_Internet_20_Link">Selecionando arquivos usando HTML</text:a></text:h>
      <text:p text:style-name="Text_20_body">Selecionar um único arquivo para uso com a File API é simples:</text:p>
      <text:p text:style-name="P3"><text:span text:style-name="Source_20_Text">&lt;input type="file" id="input" onchange="handleFiles(this.files)"&gt;</text:span></text:p>
      <text:p text:style-name="Text_20_body">Quando um usuário seleciona um arquivo, a função <text:span text:style-name="Source_20_Text">handleFiles()</text:span> é chamada com um objeto <text:a xlink:type="simple" xlink:href="https://developer.mozilla.org/pt-BR/docs/Web/API/FileList" text:style-name="Internet_20_link" text:visited-style-name="Visited_20_Internet_20_Link"><text:span text:style-name="Source_20_Text">FileList</text:span></text:a> contendo o objeto <text:a xlink:type="simple" xlink:href="https://developer.mozilla.org/pt-BR/docs/Web/API/File" text:style-name="Internet_20_link" text:visited-style-name="Visited_20_Internet_20_Link"><text:span text:style-name="Source_20_Text">File</text:span></text:a> representando o arquivo selecionado pelo usuário.</text:p>
      <text:p text:style-name="Text_20_body">If you want to let the user select multiple files, simply use the <text:span text:style-name="Source_20_Text">multiple</text:span> attribute on the <text:span text:style-name="Source_20_Text">input</text:span> element:</text:p>
      <text:p text:style-name="P3"><text:span text:style-name="Source_20_Text">&lt;input type="file" id="input" </text:span><text:span text:style-name="Source_20_Text"><text:span text:style-name="Strong_20_Emphasis">multiple</text:span></text:span><text:span text:style-name="Source_20_Text"> onchange="handleFiles(this.files)"&gt;</text:span></text:p>
      <text:p text:style-name="Text_20_body">In this case, the file list passed to the <text:span text:style-name="Source_20_Text">handleFiles()</text:span> function contains one <text:a xlink:type="simple" xlink:href="https://developer.mozilla.org/pt-BR/docs/Web/API/File" text:style-name="Internet_20_link" text:visited-style-name="Visited_20_Internet_20_Link"><text:span text:style-name="Source_20_Text">File</text:span></text:a> object for each file the user selected.</text:p>
      <text:h text:style-name="Heading_20_3" text:outline-level="3"><text:bookmark text:name="using_hidden_file_input_elements_using_the_click()_method"/><text:a xlink:type="simple" xlink:href="https://developer.mozilla.org/pt-BR/docs/Web/API/File/Using_files_from_web_applications#using_hidden_file_input_elements_using_the_click()_method" text:style-name="Internet_20_link" text:visited-style-name="Visited_20_Internet_20_Link">Using hidden file input elements using the click() method</text:a></text:h>
      <text:p text:style-name="Text_20_body">Starting in Gecko 2.0 (Firefox 4 / Thunderbird 3.3 / SeaMonkey 2.1), you can hide the admittedly ugly file <text:a xlink:type="simple" xlink:href="https://developer.mozilla.org/pt-BR/docs/Web/HTML/Element/Input" text:style-name="Internet_20_link" text:visited-style-name="Visited_20_Internet_20_Link"><text:span text:style-name="Source_20_Text">&lt;input&gt;</text:span></text:a> element and present your own interface for opening the file picker and displaying which file or files the user has selected. You can do this by styling the input element with <text:span text:style-name="Source_20_Text">display:none</text:span> and calling the <text:span text:style-name="Source_20_Text">click()</text:span> method on the <text:a xlink:type="simple" xlink:href="https://developer.mozilla.org/pt-BR/docs/Web/HTML/Element/Input" text:style-name="Internet_20_link" text:visited-style-name="Visited_20_Internet_20_Link"><text:span text:style-name="Source_20_Text">&lt;input&gt;</text:span></text:a> element.</text:p>
      <text:p text:style-name="Text_20_body">Consider this HTML:</text:p>
      <text:p text:style-name="Preformatted_20_Text"><text:span text:style-name="Source_20_Text">&lt;input type="file" id="fileElem" multiple accept="image/*" style="display:none" onchange="handleFiles(this.files)"&gt;</text:span></text:p>
      <text:p text:style-name="P3"><text:span text:style-name="Source_20_Text">&lt;a href="#" id="fileSelect"&gt;Select some files&lt;/a&gt;</text:span></text:p>
      <text:p text:style-name="Text_20_body">The code that handles the <text:span text:style-name="Source_20_Text">click</text:span> event can look like this:</text:p>
      <text:p text:style-name="Preformatted_20_Text"><text:span text:style-name="Source_20_Text">var fileSelect = document.getElementById("fileSelect"),</text:span></text:p>
      <text:p text:style-name="Preformatted_20_Text"><text:span text:style-name="Source_20_Text"><text:s text:c="2"/>fileElem = document.getElementById("fileElem");</text:span></text:p>
      <text:p text:style-name="Preformatted_20_Text"/>
      <text:p text:style-name="Preformatted_20_Text"><text:span text:style-name="Source_20_Text">fileSelect.addEventListener("click", function (e) {</text:span></text:p>
      <text:p text:style-name="Preformatted_20_Text"><text:span text:style-name="Source_20_Text"><text:s text:c="2"/>if (fileElem) {</text:span></text:p>
      <text:p text:style-name="Preformatted_20_Text"><text:span text:style-name="Source_20_Text"><text:s text:c="4"/>fileElem.click();</text:span></text:p>
      <text:p text:style-name="Preformatted_20_Text"><text:span text:style-name="Source_20_Text"><text:s text:c="2"/>}</text:span></text:p>
      <text:p text:style-name="Preformatted_20_Text"><text:span text:style-name="Source_20_Text"><text:s text:c="2"/>e.preventDefault(); // prevent navigation to "#"</text:span></text:p>
      <text:p text:style-name="P3"><text:span text:style-name="Source_20_Text">}, false);</text:span></text:p>
      <text:p text:style-name="Text_20_body">Obviously you can style the new button for opening the file picker as you wish.</text:p>
      <text:h text:style-name="Heading_20_3" text:outline-level="3"><text:bookmark text:name="dynamically_adding_a_change_listener"/><text:soft-page-break/><text:a xlink:type="simple" xlink:href="https://developer.mozilla.org/pt-BR/docs/Web/API/File/Using_files_from_web_applications#dynamically_adding_a_change_listener" text:style-name="Internet_20_link" text:visited-style-name="Visited_20_Internet_20_Link">Dynamically adding a change listener</text:a></text:h>
      <text:p text:style-name="Text_20_body">If your input field was created using a JavaScript library such as <text:a xlink:type="simple" xlink:href="http://www.jquery.com/" text:style-name="Internet_20_link" text:visited-style-name="Visited_20_Internet_20_Link">jQuery</text:a>, you'll need to use <text:a xlink:type="simple" xlink:href="https://developer.mozilla.org/pt-BR/docs/Web/API/EventTarget/addEventListener" text:style-name="Internet_20_link" text:visited-style-name="Visited_20_Internet_20_Link"><text:span text:style-name="Source_20_Text">element.addEventListener()</text:span></text:a> to add the <text:span text:style-name="Source_20_Text">change</text:span> event listener, like this:</text:p>
      <text:p text:style-name="Preformatted_20_Text"><text:span text:style-name="Source_20_Text">var inputElement = document.getElementById("inputField");</text:span></text:p>
      <text:p text:style-name="Preformatted_20_Text"><text:span text:style-name="Source_20_Text">inputElement.addEventListener("change", handleFiles, false);</text:span></text:p>
      <text:p text:style-name="Preformatted_20_Text"/>
      <text:p text:style-name="Preformatted_20_Text"><text:span text:style-name="Source_20_Text">function handleFiles() {</text:span></text:p>
      <text:p text:style-name="Preformatted_20_Text"><text:span text:style-name="Source_20_Text"><text:s text:c="2"/>var fileList = this.files;</text:span></text:p>
      <text:p text:style-name="Preformatted_20_Text"/>
      <text:p text:style-name="Preformatted_20_Text"><text:span text:style-name="Source_20_Text"><text:s text:c="2"/>/* now you can work with the file list */</text:span></text:p>
      <text:p text:style-name="P3"><text:span text:style-name="Source_20_Text">}</text:span></text:p>
      <text:p text:style-name="Text_20_body">Note that in this case, the <text:span text:style-name="Source_20_Text">handleFiles()</text:span> function looks up the file list instead of accepting a parameter, since event listeners added in this way can't accept an input parameter.</text:p>
      <text:h text:style-name="Heading_20_2" text:outline-level="2"><text:bookmark text:name="using_object_urls"/><text:a xlink:type="simple" xlink:href="https://developer.mozilla.org/pt-BR/docs/Web/API/File/Using_files_from_web_applications#using_object_urls" text:style-name="Internet_20_link" text:visited-style-name="Visited_20_Internet_20_Link">Using object URLs</text:a></text:h>
      <text:p text:style-name="Text_20_body">Gecko 2.0 (Firefox 4 / Thunderbird 3.3 / SeaMonkey 2.1) introduces support for the DOM <text:a xlink:type="simple" xlink:href="https://developer.mozilla.org/en-US/docs/Web/API/URL/createObjectURL" text:style-name="Internet_20_link" text:visited-style-name="Visited_20_Internet_20_Link"><text:span text:style-name="Source_20_Text">window.URL.createObjectURL()</text:span></text:a><text:a xlink:type="simple" xlink:href="https://developer.mozilla.org/en-US/docs/Web/API/URL/createObjectURL" text:style-name="Internet_20_link" text:visited-style-name="Visited_20_Internet_20_Link"> (en-US)</text:a> and <text:a xlink:type="simple" xlink:href="https://developer.mozilla.org/en-US/docs/Web/API/URL/revokeObjectURL" text:style-name="Internet_20_link" text:visited-style-name="Visited_20_Internet_20_Link"><text:span text:style-name="Source_20_Text">window.URL.revokeObjectURL()</text:span></text:a><text:a xlink:type="simple" xlink:href="https://developer.mozilla.org/en-US/docs/Web/API/URL/revokeObjectURL" text:style-name="Internet_20_link" text:visited-style-name="Visited_20_Internet_20_Link"> (en-US)</text:a> methods. These let you create simple URL strings that can be used to reference any data that can be referred to using a DOM <text:a xlink:type="simple" xlink:href="https://developer.mozilla.org/pt-BR/docs/Web/API/File" text:style-name="Internet_20_link" text:visited-style-name="Visited_20_Internet_20_Link"><text:span text:style-name="Source_20_Text">File</text:span></text:a> object, including local files on the user's computer.</text:p>
      <text:p text:style-name="Text_20_body">When you have a <text:a xlink:type="simple" xlink:href="https://developer.mozilla.org/pt-BR/docs/Web/API/File" text:style-name="Internet_20_link" text:visited-style-name="Visited_20_Internet_20_Link"><text:span text:style-name="Source_20_Text">File</text:span></text:a> object you'd like to reference by URL from HTML, you can create an object URL for it like this:</text:p>
      <text:p text:style-name="P3"><text:span text:style-name="Source_20_Text">var objectURL = window.URL.createObjectURL(fileObj);</text:span></text:p>
      <text:p text:style-name="Text_20_body">The object URL is a string identifying the <text:a xlink:type="simple" xlink:href="https://developer.mozilla.org/pt-BR/docs/Web/API/File" text:style-name="Internet_20_link" text:visited-style-name="Visited_20_Internet_20_Link"><text:span text:style-name="Source_20_Text">File</text:span></text:a> object. Each time you call <text:a xlink:type="simple" xlink:href="https://developer.mozilla.org/en-US/docs/Web/API/URL/createObjectURL" text:style-name="Internet_20_link" text:visited-style-name="Visited_20_Internet_20_Link"><text:span text:style-name="Source_20_Text">window.URL.createObjectURL()</text:span></text:a><text:a xlink:type="simple" xlink:href="https://developer.mozilla.org/en-US/docs/Web/API/URL/createObjectURL" text:style-name="Internet_20_link" text:visited-style-name="Visited_20_Internet_20_Link"> (en-US)</text:a>, a unique object URL is created, even if you've created an object URL for that file already. Each of these must be released. While they are released automatically when the document is unloaded, if your page uses them dynamically, you should release them explicitly by calling <text:a xlink:type="simple" xlink:href="https://developer.mozilla.org/en-US/docs/Web/API/URL/revokeObjectURL" text:style-name="Internet_20_link" text:visited-style-name="Visited_20_Internet_20_Link"><text:span text:style-name="Source_20_Text">window.URL.revokeObjectURL()</text:span></text:a><text:a xlink:type="simple" xlink:href="https://developer.mozilla.org/en-US/docs/Web/API/URL/revokeObjectURL" text:style-name="Internet_20_link" text:visited-style-name="Visited_20_Internet_20_Link"> (en-US)</text:a>:</text:p>
      <text:p text:style-name="P3"><text:span text:style-name="Source_20_Text">window.URL.revokeObjectURL(objectURL);</text:span></text:p>
      <text:h text:style-name="Heading_20_2" text:outline-level="2"><text:bookmark text:name="selecting_files_using_drag_and_drop"/><text:a xlink:type="simple" xlink:href="https://developer.mozilla.org/pt-BR/docs/Web/API/File/Using_files_from_web_applications#selecting_files_using_drag_and_drop" text:style-name="Internet_20_link" text:visited-style-name="Visited_20_Internet_20_Link">Selecting files using drag and drop</text:a></text:h>
      <text:p text:style-name="Text_20_body">You can also let the user drag and drop files into your web application.</text:p>
      <text:p text:style-name="Text_20_body">The first step is to establish a drop zone. Exactly what part of your content will accept drops may vary depending on the design of your application, but making an element receive drop events is easy:</text:p>
      <text:p text:style-name="Preformatted_20_Text"><text:span text:style-name="Source_20_Text">var dropbox;</text:span></text:p>
      <text:p text:style-name="Preformatted_20_Text"/>
      <text:p text:style-name="Preformatted_20_Text"><text:span text:style-name="Source_20_Text">dropbox = document.getElementById("dropbox");</text:span></text:p>
      <text:p text:style-name="Preformatted_20_Text"><text:span text:style-name="Source_20_Text">dropbox.addEventListener("dragenter", dragenter, false);</text:span></text:p>
      <text:p text:style-name="Preformatted_20_Text"><text:span text:style-name="Source_20_Text">dropbox.addEventListener("dragover", dragover, false);</text:span></text:p>
      <text:p text:style-name="P3"><text:span text:style-name="Source_20_Text">dropbox.addEventListener("drop", drop, false);</text:span></text:p>
      <text:p text:style-name="Text_20_body">In this example, we're turning the element with the ID <text:span text:style-name="Source_20_Text">dropbox</text:span> into our drop zone. This is done by adding listeners for the <text:span text:style-name="Source_20_Text">dragenter</text:span>, <text:span text:style-name="Source_20_Text">dragover</text:span>, and <text:span text:style-name="Source_20_Text">drop</text:span> events.</text:p>
      <text:p text:style-name="Text_20_body"><text:soft-page-break/>We don't actually need to do anything with the <text:span text:style-name="Source_20_Text">dragenter</text:span> and <text:span text:style-name="Source_20_Text">dragover</text:span> events in our case, so these functions are both simple. They just stop propagation of the event and prevent the default action from occurring:</text:p>
      <text:p text:style-name="Preformatted_20_Text"><text:span text:style-name="Source_20_Text">function dragenter(e) {</text:span></text:p>
      <text:p text:style-name="Preformatted_20_Text"><text:span text:style-name="Source_20_Text"><text:s text:c="2"/>e.stopPropagation();</text:span></text:p>
      <text:p text:style-name="Preformatted_20_Text"><text:span text:style-name="Source_20_Text"><text:s text:c="2"/>e.preventDefault();</text:span></text:p>
      <text:p text:style-name="Preformatted_20_Text"><text:span text:style-name="Source_20_Text">}</text:span></text:p>
      <text:p text:style-name="Preformatted_20_Text"/>
      <text:p text:style-name="Preformatted_20_Text"><text:span text:style-name="Source_20_Text">function dragover(e) {</text:span></text:p>
      <text:p text:style-name="Preformatted_20_Text"><text:span text:style-name="Source_20_Text"><text:s text:c="2"/>e.stopPropagation();</text:span></text:p>
      <text:p text:style-name="Preformatted_20_Text"><text:span text:style-name="Source_20_Text"><text:s text:c="2"/>e.preventDefault();</text:span></text:p>
      <text:p text:style-name="P3"><text:span text:style-name="Source_20_Text">}</text:span></text:p>
      <text:p text:style-name="Text_20_body">The real magic happens in the <text:span text:style-name="Source_20_Text">drop()</text:span> function:</text:p>
      <text:p text:style-name="Preformatted_20_Text"><text:span text:style-name="Source_20_Text">function drop(e) {</text:span></text:p>
      <text:p text:style-name="Preformatted_20_Text"><text:span text:style-name="Source_20_Text"><text:s text:c="2"/>e.stopPropagation();</text:span></text:p>
      <text:p text:style-name="Preformatted_20_Text"><text:span text:style-name="Source_20_Text"><text:s text:c="2"/>e.preventDefault();</text:span></text:p>
      <text:p text:style-name="Preformatted_20_Text"/>
      <text:p text:style-name="Preformatted_20_Text"><text:span text:style-name="Source_20_Text"><text:s text:c="2"/>var dt = e.dataTransfer;</text:span></text:p>
      <text:p text:style-name="Preformatted_20_Text"><text:span text:style-name="Source_20_Text"><text:s text:c="2"/>var files = dt.files;</text:span></text:p>
      <text:p text:style-name="Preformatted_20_Text"/>
      <text:p text:style-name="Preformatted_20_Text"><text:span text:style-name="Source_20_Text"><text:s text:c="2"/>handleFiles(files);</text:span></text:p>
      <text:p text:style-name="P3"><text:span text:style-name="Source_20_Text">}</text:span></text:p>
      <text:p text:style-name="Text_20_body">Here, we retrieve the <text:span text:style-name="Source_20_Text">dataTransfer</text:span> field from the event, then pull the file list out of it, passing that to <text:span text:style-name="Source_20_Text">handleFiles()</text:span>. From this point on, handling the files is the same whether the user used the <text:span text:style-name="Source_20_Text">input</text:span> element or drag and drop.</text:p>
      <text:h text:style-name="Heading_20_2" text:outline-level="2"><text:bookmark text:name="getting_information_about_selected_files"/><text:a xlink:type="simple" xlink:href="https://developer.mozilla.org/pt-BR/docs/Web/API/File/Using_files_from_web_applications#getting_information_about_selected_files" text:style-name="Internet_20_link" text:visited-style-name="Visited_20_Internet_20_Link">Getting information about selected files</text:a></text:h>
      <text:p text:style-name="Text_20_body">The <text:a xlink:type="simple" xlink:href="https://developer.mozilla.org/pt-BR/docs/Web/API/FileList" text:style-name="Internet_20_link" text:visited-style-name="Visited_20_Internet_20_Link"><text:span text:style-name="Source_20_Text">FileList</text:span></text:a> object provided by the DOM lists all the files selected by the user, each specified as a <text:a xlink:type="simple" xlink:href="https://developer.mozilla.org/pt-BR/docs/Web/API/File" text:style-name="Internet_20_link" text:visited-style-name="Visited_20_Internet_20_Link"><text:span text:style-name="Source_20_Text">File</text:span></text:a> object. You can determine how many files the user selected by checking the value of the file list's <text:span text:style-name="Source_20_Text">length</text:span> attribute:</text:p>
      <text:p text:style-name="P3"><text:span text:style-name="Source_20_Text">var numFiles = files.length;</text:span></text:p>
      <text:p text:style-name="Text_20_body">Individual <text:a xlink:type="simple" xlink:href="https://developer.mozilla.org/pt-BR/docs/Web/API/File" text:style-name="Internet_20_link" text:visited-style-name="Visited_20_Internet_20_Link"><text:span text:style-name="Source_20_Text">File</text:span></text:a> objects can be retrieved by simply accessing the list as an array:</text:p>
      <text:p text:style-name="Preformatted_20_Text"><text:span text:style-name="Source_20_Text">for (var i = 0, numFiles = files.length; i &lt; numFiles; i++) {</text:span></text:p>
      <text:p text:style-name="Preformatted_20_Text"><text:span text:style-name="Source_20_Text"><text:s text:c="2"/>var file = files[i];</text:span></text:p>
      <text:p text:style-name="Preformatted_20_Text"><text:span text:style-name="Source_20_Text"><text:s text:c="2"/>..</text:span></text:p>
      <text:p text:style-name="P3"><text:span text:style-name="Source_20_Text">}</text:span></text:p>
      <text:p text:style-name="Text_20_body">This loop iterates over all the files in the file list.</text:p>
      <text:p text:style-name="Text_20_body">There are three attributes provided by the <text:a xlink:type="simple" xlink:href="https://developer.mozilla.org/pt-BR/docs/Web/API/File" text:style-name="Internet_20_link" text:visited-style-name="Visited_20_Internet_20_Link"><text:span text:style-name="Source_20_Text">File</text:span></text:a> object that contain useful information about the file.</text:p>
      <text:p text:style-name="List_20_Heading"><text:span text:style-name="Source_20_Text">name</text:span> </text:p>
      <text:p text:style-name="List_20_Contents">The file's name as a read-only string. This is just the file name, and does not include any path information. </text:p>
      <text:p text:style-name="List_20_Heading"><text:span text:style-name="Source_20_Text">size</text:span> </text:p>
      <text:p text:style-name="List_20_Contents">The size of the file in bytes as a read-only 64-bit integer. </text:p>
      <text:p text:style-name="List_20_Heading"><text:span text:style-name="Source_20_Text">type</text:span> </text:p>
      <text:p text:style-name="P2"><text:soft-page-break/>The MIME type of the file as a read-only string, or <text:span text:style-name="Source_20_Text">""</text:span> if the type couldn't be determined. </text:p>
      <text:h text:style-name="Heading_20_3" text:outline-level="3"><text:bookmark text:name="example_showing_file(s)_size"/><text:a xlink:type="simple" xlink:href="https://developer.mozilla.org/pt-BR/docs/Web/API/File/Using_files_from_web_applications#example_showing_file(s)_size" text:style-name="Internet_20_link" text:visited-style-name="Visited_20_Internet_20_Link">Example: Showing file(s) size</text:a></text:h>
      <text:p text:style-name="Text_20_body">The following example shows a possible use of the <text:span text:style-name="Source_20_Text">size</text:span> property:</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lt;meta charset="UTF-8"&gt;</text:span></text:p>
      <text:p text:style-name="Preformatted_20_Text"><text:span text:style-name="Source_20_Text">&lt;title&gt;File(s) size&lt;/title&gt;</text:span></text:p>
      <text:p text:style-name="Preformatted_20_Text"><text:span text:style-name="Source_20_Text">&lt;script&gt;</text:span></text:p>
      <text:p text:style-name="Preformatted_20_Text"><text:span text:style-name="Source_20_Text">function updateSize() {</text:span></text:p>
      <text:p text:style-name="Preformatted_20_Text"><text:span text:style-name="Source_20_Text"><text:s text:c="2"/>var nBytes = 0,</text:span></text:p>
      <text:p text:style-name="Preformatted_20_Text"><text:span text:style-name="Source_20_Text"><text:s text:c="6"/>oFiles = document.getElementById("uploadInput").files,</text:span></text:p>
      <text:p text:style-name="Preformatted_20_Text"><text:span text:style-name="Source_20_Text"><text:s text:c="6"/>nFiles = oFiles.length;</text:span></text:p>
      <text:p text:style-name="Preformatted_20_Text"><text:span text:style-name="Source_20_Text"><text:s text:c="2"/>for (var nFileId = 0; nFileId &lt; nFiles; nFileId++) {</text:span></text:p>
      <text:p text:style-name="Preformatted_20_Text"><text:span text:style-name="Source_20_Text"><text:s text:c="4"/>nBytes += oFiles[nFileId].size;</text:span></text:p>
      <text:p text:style-name="Preformatted_20_Text"><text:span text:style-name="Source_20_Text"><text:s text:c="2"/>}</text:span></text:p>
      <text:p text:style-name="Preformatted_20_Text"><text:span text:style-name="Source_20_Text"><text:s text:c="2"/>var sOutput = nBytes + " bytes";</text:span></text:p>
      <text:p text:style-name="Preformatted_20_Text"><text:span text:style-name="Source_20_Text"><text:s text:c="2"/>// optional code for multiples approximation</text:span></text:p>
      <text:p text:style-name="Preformatted_20_Text"><text:span text:style-name="Source_20_Text"><text:s text:c="2"/>for (var aMultiples = ["KiB", "MiB", "GiB", "TiB", "PiB", "EiB", "ZiB", "YiB"], nMultiple = 0, nApprox = nBytes / 1024; nApprox &gt; 1; nApprox /= 1024, nMultiple++) {</text:span></text:p>
      <text:p text:style-name="Preformatted_20_Text"><text:span text:style-name="Source_20_Text"><text:s text:c="4"/>sOutput = nApprox.toFixed(3) + " " + aMultiples[nMultiple] + " (" + nBytes + " bytes)";</text:span></text:p>
      <text:p text:style-name="Preformatted_20_Text"><text:span text:style-name="Source_20_Text"><text:s text:c="2"/>}</text:span></text:p>
      <text:p text:style-name="Preformatted_20_Text"><text:span text:style-name="Source_20_Text"><text:s text:c="2"/>// end of optional code</text:span></text:p>
      <text:p text:style-name="Preformatted_20_Text"><text:span text:style-name="Source_20_Text"><text:s text:c="2"/>document.getElementById("fileNum").innerHTML = nFiles;</text:span></text:p>
      <text:p text:style-name="Preformatted_20_Text"><text:span text:style-name="Source_20_Text"><text:s text:c="2"/>document.getElementById("fileSize").innerHTML = sOutput;</text:span></text:p>
      <text:p text:style-name="Preformatted_20_Text"><text:span text:style-name="Source_20_Text">}</text:span></text:p>
      <text:p text:style-name="Preformatted_20_Text"><text:span text:style-name="Source_20_Text">&lt;/script&gt;</text:span></text:p>
      <text:p text:style-name="Preformatted_20_Text"><text:span text:style-name="Source_20_Text">&lt;/head&gt;</text:span></text:p>
      <text:p text:style-name="Preformatted_20_Text"/>
      <text:p text:style-name="Preformatted_20_Text"><text:span text:style-name="Source_20_Text">&lt;body onload="updateSize();"&gt;</text:span></text:p>
      <text:p text:style-name="Preformatted_20_Text"><text:span text:style-name="Source_20_Text">&lt;form name="uploadForm"&gt;</text:span></text:p>
      <text:p text:style-name="Preformatted_20_Text"><text:span text:style-name="Source_20_Text">&lt;p&gt;&lt;input id="uploadInput" type="file" name="myFiles" onchange="updateSize();" multiple&gt; selected files: &lt;span id="fileNum"&gt;0&lt;/span&gt;; total size: &lt;span id="fileSize"&gt;0&lt;/span&gt;&lt;/p&gt;</text:span></text:p>
      <text:p text:style-name="Preformatted_20_Text"><text:span text:style-name="Source_20_Text">&lt;p&gt;&lt;input type="submit" value="Send file"&gt;&lt;/p&gt;</text:span></text:p>
      <text:p text:style-name="Preformatted_20_Text"><text:span text:style-name="Source_20_Text">&lt;/form&gt;</text:span></text:p>
      <text:p text:style-name="Preformatted_20_Text"><text:span text:style-name="Source_20_Text">&lt;/body&gt;</text:span></text:p>
      <text:p text:style-name="P3"><text:span text:style-name="Source_20_Text">&lt;/html&gt;</text:span></text:p>
      <text:h text:style-name="Heading_20_2" text:outline-level="2"><text:bookmark text:name="example_showing_thumbnails_of_user-selected_images"/><text:a xlink:type="simple" xlink:href="https://developer.mozilla.org/pt-BR/docs/Web/API/File/Using_files_from_web_applications#example_showing_thumbnails_of_user-selected_images" text:style-name="Internet_20_link" text:visited-style-name="Visited_20_Internet_20_Link">Example: Showing thumbnails of user-selected images</text:a></text:h>
      <text:p text:style-name="Text_20_body">Let's say you're developing the next great photo-sharing web site, and want to use HTML5 to display thumbnail previews of images before the user actually uploads them. Simply establish your input element or drop zone as discussed previously, and have them call a function such as the <text:span text:style-name="Source_20_Text">handleFiles()</text:span> function below.</text:p>
      <text:p text:style-name="Preformatted_20_Text"><text:span text:style-name="Source_20_Text">function handleFiles(files) {</text:span></text:p>
      <text:p text:style-name="Preformatted_20_Text"><text:span text:style-name="Source_20_Text"><text:s text:c="2"/>for (var i = 0; i &lt; files.length; i++) {</text:span></text:p>
      <text:p text:style-name="Preformatted_20_Text"><text:span text:style-name="Source_20_Text"><text:s text:c="4"/>var file = files[i];</text:span></text:p>
      <text:p text:style-name="Preformatted_20_Text"><text:span text:style-name="Source_20_Text"><text:s text:c="4"/>var imageType = /image.*/;</text:span></text:p>
      <text:p text:style-name="Preformatted_20_Text"/>
      <text:p text:style-name="Preformatted_20_Text"><text:span text:style-name="Source_20_Text"><text:s text:c="4"/>if (!file.type.match(imageType)) {</text:span></text:p>
      <text:p text:style-name="Preformatted_20_Text"><text:span text:style-name="Source_20_Text"><text:s text:c="6"/>continue;</text:span></text:p>
      <text:p text:style-name="Preformatted_20_Text"><text:span text:style-name="Source_20_Text"><text:s text:c="4"/>}</text:span></text:p>
      <text:p text:style-name="Preformatted_20_Text"/>
      <text:p text:style-name="Preformatted_20_Text"><text:soft-page-break/><text:span text:style-name="Source_20_Text"><text:s text:c="4"/>var img = document.createElement("img");</text:span></text:p>
      <text:p text:style-name="Preformatted_20_Text"><text:span text:style-name="Source_20_Text"><text:s text:c="4"/>img.classList.add("obj");</text:span></text:p>
      <text:p text:style-name="Preformatted_20_Text"><text:span text:style-name="Source_20_Text"><text:s text:c="4"/>img.file = file;</text:span></text:p>
      <text:p text:style-name="Preformatted_20_Text"><text:span text:style-name="Source_20_Text"><text:s text:c="4"/>preview.appendChild(img);</text:span></text:p>
      <text:p text:style-name="Preformatted_20_Text"/>
      <text:p text:style-name="Preformatted_20_Text"><text:span text:style-name="Source_20_Text"><text:s text:c="4"/>var reader = new FileReader();</text:span></text:p>
      <text:p text:style-name="Preformatted_20_Text"><text:span text:style-name="Source_20_Text"><text:s text:c="4"/>reader.onload = (function(aImg) { return function(e) { aImg.src = e.target.result; }; })(img);</text:span></text:p>
      <text:p text:style-name="Preformatted_20_Text"><text:span text:style-name="Source_20_Text"><text:s text:c="4"/>reader.readAsDataURL(file);</text:span></text:p>
      <text:p text:style-name="Preformatted_20_Text"><text:span text:style-name="Source_20_Text"><text:s text:c="2"/>}</text:span></text:p>
      <text:p text:style-name="P3"><text:span text:style-name="Source_20_Text">}</text:span></text:p>
      <text:p text:style-name="Text_20_body">Here our loop handling the user-selected files looks at each file's <text:span text:style-name="Source_20_Text">type</text:span> attribute to see if it's an image file (by doing a regular expression match on the string "<text:span text:style-name="Source_20_Text">image.*</text:span>"). For each file that is an image, we create a new <text:span text:style-name="Source_20_Text">img</text:span> element. CSS can be used to establish any pretty borders, shadows, and to specify the size of the image, so that doesn't even need to be done here.</text:p>
      <text:p text:style-name="Text_20_body">Each image has the CSS class <text:span text:style-name="Source_20_Text">obj</text:span> added to it, to make them easy to find in the DOM tree. We also add a <text:span text:style-name="Source_20_Text">file</text:span> attribute to each image specifying the <text:a xlink:type="simple" xlink:href="https://developer.mozilla.org/pt-BR/docs/Web/API/File" text:style-name="Internet_20_link" text:visited-style-name="Visited_20_Internet_20_Link"><text:span text:style-name="Source_20_Text">File</text:span></text:a> for the image; this will let us fetch the images for actually uploading later. Finally, we use <text:a xlink:type="simple" xlink:href="https://developer.mozilla.org/pt-BR/docs/Web/API/Node/appendChild" text:style-name="Internet_20_link" text:visited-style-name="Visited_20_Internet_20_Link"><text:span text:style-name="Source_20_Text">Node.appendChild()</text:span></text:a> to add the new thumbnail to the preview area of our document.</text:p>
      <text:p text:style-name="Text_20_body">Then we establish the <text:a xlink:type="simple" xlink:href="https://developer.mozilla.org/pt-BR/docs/Web/API/FileReader" text:style-name="Internet_20_link" text:visited-style-name="Visited_20_Internet_20_Link"><text:span text:style-name="Source_20_Text">FileReader</text:span></text:a> to handle actually asynchronously loading the image and attaching it to the <text:span text:style-name="Source_20_Text">img</text:span> element. After creating the new <text:span text:style-name="Source_20_Text">FileReader</text:span> object, we set up its <text:span text:style-name="Source_20_Text">onload</text:span> function, then call <text:span text:style-name="Source_20_Text">readAsDataURL()</text:span> to start the read operation in the background. When the entire contents of the image file are loaded, they are converted into a <text:span text:style-name="Source_20_Text">data:</text:span> URL, which is passed to the <text:span text:style-name="Source_20_Text">onload</text:span> callback. Our implementation of this routine simply sets the <text:span text:style-name="Source_20_Text">img</text:span> element's <text:span text:style-name="Source_20_Text">src</text:span> attribute to the loaded image, which results in the image appearing in the thumbnail on the user's screen.</text:p>
      <text:h text:style-name="Heading_20_2" text:outline-level="2"><text:bookmark text:name="example_using_object_urls_to_display_images"/><text:a xlink:type="simple" xlink:href="https://developer.mozilla.org/pt-BR/docs/Web/API/File/Using_files_from_web_applications#example_using_object_urls_to_display_images" text:style-name="Internet_20_link" text:visited-style-name="Visited_20_Internet_20_Link">Example: Using object URLs to display images</text:a></text:h>
      <text:p text:style-name="Text_20_body">This example uses object URLs to display image thumbnails. In addition, it displays other file information including their names and sizes. You can <text:a xlink:type="simple" xlink:href="https://media.prod.mdn.mozit.cloud/samples/domref/file-click-demo.html" text:style-name="Internet_20_link" text:visited-style-name="Visited_20_Internet_20_Link">view the example live</text:a>.</text:p>
      <text:p text:style-name="Text_20_body">The HTML that presents the interface looks like this:</text:p>
      <text:p text:style-name="Preformatted_20_Text"><text:span text:style-name="Source_20_Text">&lt;input type="file" id="fileElem" multiple accept="image/*" style="display:none" onchange="handleFiles(this.files)"&gt;</text:span></text:p>
      <text:p text:style-name="Preformatted_20_Text"><text:span text:style-name="Source_20_Text">&lt;a href="#" id="fileSelect"&gt;Select some files&lt;/a&gt;</text:span></text:p>
      <text:p text:style-name="Preformatted_20_Text"><text:span text:style-name="Source_20_Text">&lt;div id="fileList"&gt;</text:span></text:p>
      <text:p text:style-name="Preformatted_20_Text"><text:span text:style-name="Source_20_Text"><text:s text:c="2"/>&lt;p&gt;No files selected!&lt;/p&gt;</text:span></text:p>
      <text:p text:style-name="P3"><text:span text:style-name="Source_20_Text">&lt;/div&gt;</text:span></text:p>
      <text:p text:style-name="Text_20_body">This establishes our file <text:a xlink:type="simple" xlink:href="https://developer.mozilla.org/pt-BR/docs/Web/HTML/Element/Input" text:style-name="Internet_20_link" text:visited-style-name="Visited_20_Internet_20_Link"><text:span text:style-name="Source_20_Text">&lt;input&gt;</text:span></text:a> element, as well as a link that invokes the file picker, since we keep the file input hidden to prevent that less-than-attractive UI from being displayed. This is explained above in the section <text:a xlink:type="simple" xlink:href="https://developer.mozilla.org/pt-BR/docs/Web/API/File/Using_files_from_web_applications#using_hidden_file_input_elements_using_the_click()_method" text:style-name="Internet_20_link" text:visited-style-name="Visited_20_Internet_20_Link">Using hidden file input elements using the click() method</text:a>, as is the method that invokes the file picker.</text:p>
      <text:p text:style-name="Text_20_body">The <text:span text:style-name="Source_20_Text">handleFiles()</text:span> method follows:</text:p>
      <text:p text:style-name="Preformatted_20_Text"><text:span text:style-name="Source_20_Text">window.URL = window.URL || window.webkitURL;</text:span></text:p>
      <text:p text:style-name="Preformatted_20_Text"/>
      <text:p text:style-name="Preformatted_20_Text"><text:span text:style-name="Source_20_Text">var fileSelect = document.getElementById("fileSelect"),</text:span></text:p>
      <text:p text:style-name="Preformatted_20_Text"><text:soft-page-break/><text:span text:style-name="Source_20_Text"><text:s text:c="4"/>fileElem = document.getElementById("fileElem"),</text:span></text:p>
      <text:p text:style-name="Preformatted_20_Text"><text:span text:style-name="Source_20_Text"><text:s text:c="4"/>fileList = document.getElementById("fileList");</text:span></text:p>
      <text:p text:style-name="Preformatted_20_Text"/>
      <text:p text:style-name="Preformatted_20_Text"><text:span text:style-name="Source_20_Text">fileSelect.addEventListener("click", function (e) {</text:span></text:p>
      <text:p text:style-name="Preformatted_20_Text"><text:span text:style-name="Source_20_Text"><text:s text:c="2"/>if (fileElem) {</text:span></text:p>
      <text:p text:style-name="Preformatted_20_Text"><text:span text:style-name="Source_20_Text"><text:s text:c="4"/>fileElem.click();</text:span></text:p>
      <text:p text:style-name="Preformatted_20_Text"><text:span text:style-name="Source_20_Text"><text:s text:c="2"/>}</text:span></text:p>
      <text:p text:style-name="Preformatted_20_Text"><text:span text:style-name="Source_20_Text"><text:s text:c="2"/>e.preventDefault(); // prevent navigation to "#"</text:span></text:p>
      <text:p text:style-name="Preformatted_20_Text"><text:span text:style-name="Source_20_Text">}, false);</text:span></text:p>
      <text:p text:style-name="Preformatted_20_Text"/>
      <text:p text:style-name="Preformatted_20_Text"><text:span text:style-name="Source_20_Text">function handleFiles(files) {</text:span></text:p>
      <text:p text:style-name="Preformatted_20_Text"><text:span text:style-name="Source_20_Text"><text:s text:c="2"/>if (!files.length) {</text:span></text:p>
      <text:p text:style-name="Preformatted_20_Text"><text:span text:style-name="Source_20_Text"><text:s text:c="4"/>fileList.innerHTML = "&lt;p&gt;No files selected!&lt;/p&gt;";</text:span></text:p>
      <text:p text:style-name="Preformatted_20_Text"><text:span text:style-name="Source_20_Text"><text:s text:c="2"/>} else {</text:span></text:p>
      <text:p text:style-name="Preformatted_20_Text"><text:span text:style-name="Source_20_Text"><text:s text:c="4"/>var list = document.createElement("ul");</text:span></text:p>
      <text:p text:style-name="Preformatted_20_Text"><text:span text:style-name="Source_20_Text"><text:s text:c="4"/>for (var i = 0; i &lt; files.length; i++) {</text:span></text:p>
      <text:p text:style-name="Preformatted_20_Text"><text:span text:style-name="Source_20_Text"><text:s text:c="6"/>var li = document.createElement("li");</text:span></text:p>
      <text:p text:style-name="Preformatted_20_Text"><text:span text:style-name="Source_20_Text"><text:s text:c="6"/>list.appendChild(li);</text:span></text:p>
      <text:p text:style-name="Preformatted_20_Text"/>
      <text:p text:style-name="Preformatted_20_Text"><text:span text:style-name="Source_20_Text"><text:s text:c="6"/>var img = document.createElement("img");</text:span></text:p>
      <text:p text:style-name="Preformatted_20_Text"><text:span text:style-name="Source_20_Text"><text:s text:c="6"/>img.src = window.URL.createObjectURL(files[i]);</text:span></text:p>
      <text:p text:style-name="Preformatted_20_Text"><text:span text:style-name="Source_20_Text"><text:s text:c="6"/>img.height = 60;</text:span></text:p>
      <text:p text:style-name="Preformatted_20_Text"><text:span text:style-name="Source_20_Text"><text:s text:c="6"/>img.onload = function(e) {</text:span></text:p>
      <text:p text:style-name="Preformatted_20_Text"><text:span text:style-name="Source_20_Text"><text:s text:c="8"/>window.URL.revokeObjectURL(this.src);</text:span></text:p>
      <text:p text:style-name="Preformatted_20_Text"><text:span text:style-name="Source_20_Text"><text:s text:c="6"/>}</text:span></text:p>
      <text:p text:style-name="Preformatted_20_Text"><text:span text:style-name="Source_20_Text"><text:s text:c="6"/>li.appendChild(img);</text:span></text:p>
      <text:p text:style-name="Preformatted_20_Text"/>
      <text:p text:style-name="Preformatted_20_Text"><text:span text:style-name="Source_20_Text"><text:s text:c="6"/>var info = document.createElement("span");</text:span></text:p>
      <text:p text:style-name="Preformatted_20_Text"><text:span text:style-name="Source_20_Text"><text:s text:c="6"/>info.innerHTML = files[i].name + ": " + files[i].size + " bytes";</text:span></text:p>
      <text:p text:style-name="Preformatted_20_Text"><text:span text:style-name="Source_20_Text"><text:s text:c="6"/>li.appendChild(info);</text:span></text:p>
      <text:p text:style-name="Preformatted_20_Text"><text:span text:style-name="Source_20_Text"><text:s text:c="4"/>}</text:span></text:p>
      <text:p text:style-name="Preformatted_20_Text"><text:span text:style-name="Source_20_Text"><text:s text:c="4"/>fileList.appendChild(list);</text:span></text:p>
      <text:p text:style-name="Preformatted_20_Text"><text:span text:style-name="Source_20_Text"><text:s text:c="2"/>}</text:span></text:p>
      <text:p text:style-name="P3"><text:span text:style-name="Source_20_Text">}</text:span></text:p>
      <text:p text:style-name="Text_20_body">This starts by fetching the URL of the <text:a xlink:type="simple" xlink:href="https://developer.mozilla.org/pt-BR/docs/Web/HTML/Element/div" text:style-name="Internet_20_link" text:visited-style-name="Visited_20_Internet_20_Link"><text:span text:style-name="Source_20_Text">&lt;div&gt;</text:span></text:a> with the ID <text:span text:style-name="Source_20_Text">fileList</text:span>. This is the block into which we'll insert out file list, including thumbmails.</text:p>
      <text:p text:style-name="Text_20_body">If the <text:a xlink:type="simple" xlink:href="https://developer.mozilla.org/pt-BR/docs/Web/API/FileList" text:style-name="Internet_20_link" text:visited-style-name="Visited_20_Internet_20_Link"><text:span text:style-name="Source_20_Text">FileList</text:span></text:a> object passed to <text:span text:style-name="Source_20_Text">handleFiles()</text:span> is <text:span text:style-name="Source_20_Text">null</text:span>, we simply set the inner HTML of the block to display "No files selected!". Otherwise, we start building our file list, as follows:</text:p>
      <text:list xml:id="list2696378360" text:style-name="L14">
        <text:list-item>
          <text:p text:style-name="P33">A new unordered list (<text:a xlink:type="simple" xlink:href="https://developer.mozilla.org/pt-BR/docs/Web/HTML/Element/ul" text:style-name="Internet_20_link" text:visited-style-name="Visited_20_Internet_20_Link"><text:span text:style-name="Source_20_Text">&lt;ul&gt;</text:span></text:a>) element is created. </text:p>
        </text:list-item>
        <text:list-item>
          <text:p text:style-name="P33">The new list element is inserted into the <text:a xlink:type="simple" xlink:href="https://developer.mozilla.org/pt-BR/docs/Web/HTML/Element/div" text:style-name="Internet_20_link" text:visited-style-name="Visited_20_Internet_20_Link"><text:span text:style-name="Source_20_Text">&lt;div&gt;</text:span></text:a> block by calling its <text:span text:style-name="Source_20_Text">element.appendChild()</text:span> method. </text:p>
        </text:list-item>
        <text:list-item>
          <text:p text:style-name="P33">For each <text:a xlink:type="simple" xlink:href="https://developer.mozilla.org/pt-BR/docs/Web/API/File" text:style-name="Internet_20_link" text:visited-style-name="Visited_20_Internet_20_Link"><text:span text:style-name="Source_20_Text">File</text:span></text:a> in the <text:a xlink:type="simple" xlink:href="https://developer.mozilla.org/pt-BR/docs/Web/API/FileList" text:style-name="Internet_20_link" text:visited-style-name="Visited_20_Internet_20_Link"><text:span text:style-name="Source_20_Text">FileList</text:span></text:a> represented by <text:span text:style-name="Source_20_Text">files</text:span>: </text:p>
          <text:list>
            <text:list-item>
              <text:p text:style-name="P33">Create a new list item (<text:a xlink:type="simple" xlink:href="https://developer.mozilla.org/pt-BR/docs/Web/HTML/Element/li" text:style-name="Internet_20_link" text:visited-style-name="Visited_20_Internet_20_Link"><text:span text:style-name="Source_20_Text">&lt;li&gt;</text:span></text:a>) element and insert it into the list. </text:p>
            </text:list-item>
            <text:list-item>
              <text:p text:style-name="P33">Create a new image (<text:a xlink:type="simple" xlink:href="https://developer.mozilla.org/pt-BR/docs/Web/HTML/Element/img" text:style-name="Internet_20_link" text:visited-style-name="Visited_20_Internet_20_Link"><text:span text:style-name="Source_20_Text">&lt;img&gt;</text:span></text:a>) element. </text:p>
            </text:list-item>
            <text:list-item>
              <text:p text:style-name="P33">Set the image's source to a new object URL representing the file, using <text:a xlink:type="simple" xlink:href="https://developer.mozilla.org/en-US/docs/Web/API/URL/createObjectURL" text:style-name="Internet_20_link" text:visited-style-name="Visited_20_Internet_20_Link"><text:span text:style-name="Source_20_Text">window.URL.createObjectURL()</text:span></text:a><text:a xlink:type="simple" xlink:href="https://developer.mozilla.org/en-US/docs/Web/API/URL/createObjectURL" text:style-name="Internet_20_link" text:visited-style-name="Visited_20_Internet_20_Link"> (en-US)</text:a> to create the blob URL. </text:p>
            </text:list-item>
            <text:list-item>
              <text:p text:style-name="P33">Set the image's height to 60 pixels. </text:p>
            </text:list-item>
            <text:list-item>
              <text:p text:style-name="P33">Set up the image's load event handler to release the object URL, since it's no longer needed once the image has been loaded. This is done by calling the <text:a xlink:type="simple" xlink:href="https://developer.mozilla.org/en-US/docs/Web/API/URL/revokeObjectURL" text:style-name="Internet_20_link" text:visited-style-name="Visited_20_Internet_20_Link"><text:span text:style-name="Source_20_Text">window.URL.revokeObjectURL()</text:span></text:a><text:a xlink:type="simple" xlink:href="https://developer.mozilla.org/en-US/docs/Web/API/URL/revokeObjectURL" text:style-name="Internet_20_link" text:visited-style-name="Visited_20_Internet_20_Link"> (en-US)</text:a> method, passing in the object URL string as specified by <text:span text:style-name="Source_20_Text">img.src</text:span>. </text:p>
            </text:list-item>
            <text:list-item>
              <text:p text:style-name="P17">Append the new list item to the list. </text:p>
            </text:list-item>
          </text:list>
        </text:list-item>
      </text:list>
      <text:h text:style-name="Heading_20_2" text:outline-level="2"><text:bookmark text:name="example_uploading_a_user-selected_file"/><text:soft-page-break/><text:a xlink:type="simple" xlink:href="https://developer.mozilla.org/pt-BR/docs/Web/API/File/Using_files_from_web_applications#example_uploading_a_user-selected_file" text:style-name="Internet_20_link" text:visited-style-name="Visited_20_Internet_20_Link">Example: Uploading a user-selected file</text:a></text:h>
      <text:p text:style-name="Text_20_body">Another thing you might want to do is let the user upload the selected file or files (such as the images selected using the previous example) to a server. This can be done asynchronously very easily.</text:p>
      <text:h text:style-name="Heading_20_3" text:outline-level="3"><text:bookmark text:name="creating_the_upload_tasks"/><text:a xlink:type="simple" xlink:href="https://developer.mozilla.org/pt-BR/docs/Web/API/File/Using_files_from_web_applications#creating_the_upload_tasks" text:style-name="Internet_20_link" text:visited-style-name="Visited_20_Internet_20_Link">Creating the upload tasks</text:a></text:h>
      <text:p text:style-name="Text_20_body">Continuing with the code that builds the thumbnails in the previous example, recall that every thumbnail image is in the CSS class <text:span text:style-name="Source_20_Text">obj</text:span>, with the corresponding <text:a xlink:type="simple" xlink:href="https://developer.mozilla.org/pt-BR/docs/Web/API/File" text:style-name="Internet_20_link" text:visited-style-name="Visited_20_Internet_20_Link"><text:span text:style-name="Source_20_Text">File</text:span></text:a> attached in a <text:span text:style-name="Source_20_Text">file</text:span> attribute. This lets us very easily select all the images the user has chosen for uploading using <text:a xlink:type="simple" xlink:href="https://developer.mozilla.org/pt-BR/docs/Web/API/Document/querySelectorAll" text:style-name="Internet_20_link" text:visited-style-name="Visited_20_Internet_20_Link"><text:span text:style-name="Source_20_Text">Document.querySelectorAll()</text:span></text:a>, like this:</text:p>
      <text:p text:style-name="Preformatted_20_Text"><text:span text:style-name="Source_20_Text">function sendFiles() {</text:span></text:p>
      <text:p text:style-name="Preformatted_20_Text"><text:span text:style-name="Source_20_Text"><text:s text:c="2"/>var imgs = document.querySelectorAll(".obj");</text:span></text:p>
      <text:p text:style-name="Preformatted_20_Text"/>
      <text:p text:style-name="Preformatted_20_Text"><text:span text:style-name="Source_20_Text"><text:s text:c="2"/>for (var i = 0; i &lt; imgs.length; i++) {</text:span></text:p>
      <text:p text:style-name="Preformatted_20_Text"><text:span text:style-name="Source_20_Text"><text:s text:c="4"/>new FileUpload(imgs[i], imgs[i].file);</text:span></text:p>
      <text:p text:style-name="Preformatted_20_Text"><text:span text:style-name="Source_20_Text"><text:s text:c="2"/>}</text:span></text:p>
      <text:p text:style-name="P3"><text:span text:style-name="Source_20_Text">}</text:span></text:p>
      <text:p text:style-name="Text_20_body">Line 2 creates an array, called <text:span text:style-name="Source_20_Text">imgs</text:span>, of all the elements in the document with the CSS class <text:span text:style-name="Source_20_Text">obj</text:span>. In our case, these will be all the image thumbnails. Once we have that list, it's trivial to go through the list, creating a new <text:span text:style-name="Source_20_Text">FileUpload</text:span> instance for each. Each of these handles uploading the corresponding file.</text:p>
      <text:h text:style-name="Heading_20_3" text:outline-level="3"><text:bookmark text:name="handling_the_upload_process_for_a_file"/><text:a xlink:type="simple" xlink:href="https://developer.mozilla.org/pt-BR/docs/Web/API/File/Using_files_from_web_applications#handling_the_upload_process_for_a_file" text:style-name="Internet_20_link" text:visited-style-name="Visited_20_Internet_20_Link">Handling the upload process for a file</text:a></text:h>
      <text:p text:style-name="Text_20_body">The <text:span text:style-name="Source_20_Text">FileUpload</text:span> function accepts two inputs: an image element and a file from which to read the image data.</text:p>
      <text:p text:style-name="Preformatted_20_Text"><text:span text:style-name="Source_20_Text">function FileUpload(img, file) {</text:span></text:p>
      <text:p text:style-name="Preformatted_20_Text"><text:span text:style-name="Source_20_Text"><text:s text:c="2"/>var reader = new FileReader();</text:span></text:p>
      <text:p text:style-name="Preformatted_20_Text"><text:span text:style-name="Source_20_Text"><text:s text:c="2"/>this.ctrl = createThrobber(img);</text:span></text:p>
      <text:p text:style-name="Preformatted_20_Text"><text:span text:style-name="Source_20_Text"><text:s text:c="2"/>var xhr = new XMLHttpRequest();</text:span></text:p>
      <text:p text:style-name="Preformatted_20_Text"><text:span text:style-name="Source_20_Text"><text:s text:c="2"/>this.xhr = xhr;</text:span></text:p>
      <text:p text:style-name="Preformatted_20_Text"/>
      <text:p text:style-name="Preformatted_20_Text"><text:span text:style-name="Source_20_Text"><text:s text:c="2"/>var self = this;</text:span></text:p>
      <text:p text:style-name="Preformatted_20_Text"><text:span text:style-name="Source_20_Text"><text:s text:c="2"/>this.xhr.upload.addEventListener("progress", function(e) {</text:span></text:p>
      <text:p text:style-name="Preformatted_20_Text"><text:span text:style-name="Source_20_Text"><text:s text:c="8"/>if (e.lengthComputable) {</text:span></text:p>
      <text:p text:style-name="Preformatted_20_Text"><text:span text:style-name="Source_20_Text"><text:s text:c="10"/>var percentage = Math.round((e.loaded * 100) / e.total);</text:span></text:p>
      <text:p text:style-name="Preformatted_20_Text"><text:span text:style-name="Source_20_Text"><text:s text:c="10"/>self.ctrl.update(percentage);</text:span></text:p>
      <text:p text:style-name="Preformatted_20_Text"><text:span text:style-name="Source_20_Text"><text:s text:c="8"/>}</text:span></text:p>
      <text:p text:style-name="Preformatted_20_Text"><text:span text:style-name="Source_20_Text"><text:s text:c="6"/>}, false);</text:span></text:p>
      <text:p text:style-name="Preformatted_20_Text"/>
      <text:p text:style-name="Preformatted_20_Text"><text:span text:style-name="Source_20_Text"><text:s text:c="2"/>xhr.upload.addEventListener("load", function(e){</text:span></text:p>
      <text:p text:style-name="Preformatted_20_Text"><text:span text:style-name="Source_20_Text"><text:s text:c="10"/>self.ctrl.update(100);</text:span></text:p>
      <text:p text:style-name="Preformatted_20_Text"><text:span text:style-name="Source_20_Text"><text:s text:c="10"/>var canvas = self.ctrl.ctx.canvas;</text:span></text:p>
      <text:p text:style-name="Preformatted_20_Text"><text:span text:style-name="Source_20_Text"><text:s text:c="10"/>canvas.parentNode.removeChild(canvas);</text:span></text:p>
      <text:p text:style-name="Preformatted_20_Text"><text:span text:style-name="Source_20_Text"><text:s text:c="6"/>}, false);</text:span></text:p>
      <text:p text:style-name="Preformatted_20_Text"><text:span text:style-name="Source_20_Text"><text:s text:c="2"/>xhr.open("POST", "http://demos.hacks.mozilla.org/paul/demos/resources/webservices/devnull.php");</text:span></text:p>
      <text:p text:style-name="Preformatted_20_Text"><text:span text:style-name="Source_20_Text"><text:s text:c="2"/>xhr.overrideMimeType('text/plain; charset=x-user-defined-binary');</text:span></text:p>
      <text:p text:style-name="Preformatted_20_Text"><text:span text:style-name="Source_20_Text"><text:s text:c="2"/>reader.onload = function(evt) {</text:span></text:p>
      <text:p text:style-name="Preformatted_20_Text"><text:span text:style-name="Source_20_Text"><text:s text:c="4"/>xhr.sendAsBinary(evt.target.result);</text:span></text:p>
      <text:p text:style-name="Preformatted_20_Text"><text:span text:style-name="Source_20_Text"><text:s text:c="2"/>};</text:span></text:p>
      <text:p text:style-name="Preformatted_20_Text"><text:span text:style-name="Source_20_Text"><text:s text:c="2"/>reader.readAsBinaryString(file);</text:span></text:p>
      <text:p text:style-name="P3"><text:span text:style-name="Source_20_Text">}</text:span></text:p>
      <text:p text:style-name="Text_20_body"><text:soft-page-break/>The <text:span text:style-name="Source_20_Text">FileUpload()</text:span> function shown above creates a throbber, which is used to display progress information, then creates an <text:a xlink:type="simple" xlink:href="https://developer.mozilla.org/pt-BR/docs/Web/API/XMLHttpRequest" text:style-name="Internet_20_link" text:visited-style-name="Visited_20_Internet_20_Link"><text:span text:style-name="Source_20_Text">XMLHttpRequest</text:span></text:a> to handle uploading the data.</text:p>
      <text:p text:style-name="Text_20_body">Before actually transferring the data, several preparatory steps are taken:</text:p>
      <text:list xml:id="list4055887807" text:style-name="L15">
        <text:list-item>
          <text:p text:style-name="P34">The <text:span text:style-name="Source_20_Text">XMLHttpRequest</text:span>'s upload <text:span text:style-name="Source_20_Text">progress</text:span> listener is set to update the throbber with new percentage information, so that as the upload progresses, the throbber will be updated based on the latest information. </text:p>
        </text:list-item>
        <text:list-item>
          <text:p text:style-name="P34">The <text:span text:style-name="Source_20_Text">XMLHttpRequest</text:span>'s upload <text:span text:style-name="Source_20_Text">load</text:span> event handler is set to update the throbber with 100% as the progress information (to ensure the progress indicator actually reaches 100%, in case of granularity quirks during the process). It then removes the throbber, since it's no longer needed. This causes the throbber to disappear once the upload is complete. </text:p>
        </text:list-item>
        <text:list-item>
          <text:p text:style-name="P34">The request to upload the image file is opened by calling <text:span text:style-name="Source_20_Text">XMLHttpRequest</text:span>'s <text:span text:style-name="Source_20_Text">open()</text:span> method to start generating a POST request. </text:p>
        </text:list-item>
        <text:list-item>
          <text:p text:style-name="P34">The MIME type for the upload is set by calling the <text:span text:style-name="Source_20_Text">XMLHttpRequest</text:span> function <text:span text:style-name="Source_20_Text">overrideMimeType()</text:span>. In this case, we're using a generic MIME type; you may or may not need to set the MIME type at all, depending on your use case. </text:p>
        </text:list-item>
        <text:list-item>
          <text:p text:style-name="P34">The <text:span text:style-name="Source_20_Text">FileReader</text:span> object is used to convert the file to a binary string. </text:p>
        </text:list-item>
        <text:list-item>
          <text:p text:style-name="P18">Finally, when the content is loaded the <text:span text:style-name="Source_20_Text">XMLHttpRequest</text:span> function <text:span text:style-name="Source_20_Text">sendAsBinary()</text:span> is called to upload the file's content. </text:p>
        </text:list-item>
      </text:list>
      <text:h text:style-name="Heading_20_3" text:outline-level="3"><text:bookmark text:name="handling_the_upload_process_for_a_file_asynchronously"/><text:a xlink:type="simple" xlink:href="https://developer.mozilla.org/pt-BR/docs/Web/API/File/Using_files_from_web_applications#handling_the_upload_process_for_a_file_asynchronously" text:style-name="Internet_20_link" text:visited-style-name="Visited_20_Internet_20_Link">Handling the upload process for a file, asynchronously</text:a></text:h>
      <text:p text:style-name="Preformatted_20_Text"><text:span text:style-name="Source_20_Text">&lt;?php</text:span></text:p>
      <text:p text:style-name="Preformatted_20_Text"><text:span text:style-name="Source_20_Text">if (isset($_FILES['myFile'])) {</text:span></text:p>
      <text:p text:style-name="Preformatted_20_Text"><text:span text:style-name="Source_20_Text"><text:s text:c="4"/>// Example:</text:span></text:p>
      <text:p text:style-name="Preformatted_20_Text"><text:span text:style-name="Source_20_Text"><text:s text:c="4"/>move_uploaded_file($_FILES['myFile']['tmp_name'], "uploads/" . $_FILES['myFile']['name']);</text:span></text:p>
      <text:p text:style-name="Preformatted_20_Text"><text:span text:style-name="Source_20_Text"><text:s text:c="4"/>exit;</text:span></text:p>
      <text:p text:style-name="Preformatted_20_Text"><text:span text:style-name="Source_20_Text">}</text:span></text:p>
      <text:p text:style-name="Preformatted_20_Text"><text:span text:style-name="Source_20_Text">?&gt;&lt;!DOCTYPE html&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title&gt;dnd binary upload&lt;/title&gt;</text:span></text:p>
      <text:p text:style-name="Preformatted_20_Text"><text:span text:style-name="Source_20_Text"><text:s text:c="4"/>&lt;meta http-equiv="Content-Type" content="text/html; charset=UTF-8"&gt;</text:span></text:p>
      <text:p text:style-name="Preformatted_20_Text"><text:span text:style-name="Source_20_Text"><text:s text:c="4"/>&lt;script type="text/javascript"&gt;</text:span></text:p>
      <text:p text:style-name="Preformatted_20_Text"><text:span text:style-name="Source_20_Text"><text:s text:c="8"/>function sendFile(file) {</text:span></text:p>
      <text:p text:style-name="Preformatted_20_Text"><text:span text:style-name="Source_20_Text"><text:s text:c="12"/>var uri = "/index.php";</text:span></text:p>
      <text:p text:style-name="Preformatted_20_Text"><text:span text:style-name="Source_20_Text"><text:s text:c="12"/>var xhr = new XMLHttpRequest();</text:span></text:p>
      <text:p text:style-name="Preformatted_20_Text"><text:span text:style-name="Source_20_Text"><text:s text:c="12"/>var fd = new FormData();</text:span></text:p>
      <text:p text:style-name="Preformatted_20_Text"/>
      <text:p text:style-name="Preformatted_20_Text"><text:span text:style-name="Source_20_Text"><text:s text:c="12"/>xhr.open("POST", uri, true);</text:span></text:p>
      <text:p text:style-name="Preformatted_20_Text"><text:span text:style-name="Source_20_Text"><text:s text:c="12"/>xhr.onreadystatechange = function() {</text:span></text:p>
      <text:p text:style-name="Preformatted_20_Text"><text:span text:style-name="Source_20_Text"><text:s text:c="16"/>if (xhr.readyState == 4 &amp;&amp; xhr.status == 200) {</text:span></text:p>
      <text:p text:style-name="Preformatted_20_Text"><text:span text:style-name="Source_20_Text"><text:s text:c="20"/>// Handle response.</text:span></text:p>
      <text:p text:style-name="Preformatted_20_Text"><text:span text:style-name="Source_20_Text"><text:s text:c="20"/>alert(xhr.responseText); // handle respons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fd.append('myFile', file);</text:span></text:p>
      <text:p text:style-name="Preformatted_20_Text"><text:span text:style-name="Source_20_Text"><text:s text:c="12"/>// Initiate a multipart/form-data upload</text:span></text:p>
      <text:p text:style-name="Preformatted_20_Text"><text:span text:style-name="Source_20_Text"><text:s text:c="12"/>xhr.send(fd);</text:span></text:p>
      <text:p text:style-name="Preformatted_20_Text"><text:span text:style-name="Source_20_Text"><text:s text:c="8"/>}</text:span></text:p>
      <text:p text:style-name="Preformatted_20_Text"/>
      <text:p text:style-name="Preformatted_20_Text"><text:span text:style-name="Source_20_Text"><text:s text:c="8"/>window.onload = function() {</text:span></text:p>
      <text:p text:style-name="Preformatted_20_Text"><text:span text:style-name="Source_20_Text"><text:s text:c="12"/>var dropzone = document.getElementById("dropzone");</text:span></text:p>
      <text:p text:style-name="Preformatted_20_Text"><text:span text:style-name="Source_20_Text"><text:s text:c="12"/>dropzone.ondragover = dropzone.ondragenter = function(event) {</text:span></text:p>
      <text:p text:style-name="Preformatted_20_Text"><text:soft-page-break/><text:span text:style-name="Source_20_Text"><text:s text:c="16"/>event.stopPropagation();</text:span></text:p>
      <text:p text:style-name="Preformatted_20_Text"><text:span text:style-name="Source_20_Text"><text:s text:c="16"/>event.preventDefault();</text:span></text:p>
      <text:p text:style-name="Preformatted_20_Text"><text:span text:style-name="Source_20_Text"><text:s text:c="12"/>}</text:span></text:p>
      <text:p text:style-name="Preformatted_20_Text"/>
      <text:p text:style-name="Preformatted_20_Text"><text:span text:style-name="Source_20_Text"><text:s text:c="12"/>dropzone.ondrop = function(event) {</text:span></text:p>
      <text:p text:style-name="Preformatted_20_Text"><text:span text:style-name="Source_20_Text"><text:s text:c="16"/>event.stopPropagation();</text:span></text:p>
      <text:p text:style-name="Preformatted_20_Text"><text:span text:style-name="Source_20_Text"><text:s text:c="16"/>event.preventDefault();</text:span></text:p>
      <text:p text:style-name="Preformatted_20_Text"/>
      <text:p text:style-name="Preformatted_20_Text"><text:span text:style-name="Source_20_Text"><text:s text:c="16"/>var filesArray = event.dataTransfer.files;</text:span></text:p>
      <text:p text:style-name="Preformatted_20_Text"><text:span text:style-name="Source_20_Text"><text:s text:c="16"/>for (var i=0; i&lt;filesArray.length; i++) {</text:span></text:p>
      <text:p text:style-name="Preformatted_20_Text"><text:span text:style-name="Source_20_Text"><text:s text:c="20"/>sendFile(filesArray[i]);</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4"/>&lt;/script&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div&gt;</text:span></text:p>
      <text:p text:style-name="Preformatted_20_Text"><text:span text:style-name="Source_20_Text"><text:s text:c="8"/>&lt;div id="dropzone" style="margin:30px; width:500px; height:300px; border:1px dotted grey;"&gt;Drag &amp; drop your file here...&lt;/div&gt;</text:span></text:p>
      <text:p text:style-name="Preformatted_20_Text"><text:span text:style-name="Source_20_Text"><text:s text:c="4"/>&lt;/div&gt;</text:span></text:p>
      <text:p text:style-name="Preformatted_20_Text"><text:span text:style-name="Source_20_Text">&lt;/body&gt;</text:span></text:p>
      <text:p text:style-name="P3"><text:span text:style-name="Source_20_Text">&lt;/html&gt;</text:span></text:p>
      <text:h text:style-name="Heading_20_2" text:outline-level="2"><text:bookmark text:name="see_also"/><text:a xlink:type="simple" xlink:href="https://developer.mozilla.org/pt-BR/docs/Web/API/File/Using_files_from_web_applications#see_also" text:style-name="Internet_20_link" text:visited-style-name="Visited_20_Internet_20_Link">See also</text:a></text:h>
      <text:list xml:id="list723172511" text:style-name="L16">
        <text:list-item>
          <text:p text:style-name="P35"><text:a xlink:type="simple" xlink:href="https://developer.mozilla.org/pt-BR/docs/Web/API/File" text:style-name="Internet_20_link" text:visited-style-name="Visited_20_Internet_20_Link"><text:span text:style-name="Source_20_Text">File</text:span></text:a> </text:p>
        </text:list-item>
        <text:list-item>
          <text:p text:style-name="P35"><text:a xlink:type="simple" xlink:href="https://developer.mozilla.org/pt-BR/docs/Web/API/FileList" text:style-name="Internet_20_link" text:visited-style-name="Visited_20_Internet_20_Link"><text:span text:style-name="Source_20_Text">FileList</text:span></text:a> </text:p>
        </text:list-item>
        <text:list-item>
          <text:p text:style-name="P35"><text:a xlink:type="simple" xlink:href="https://developer.mozilla.org/pt-BR/docs/Web/API/FileReader" text:style-name="Internet_20_link" text:visited-style-name="Visited_20_Internet_20_Link"><text:span text:style-name="Source_20_Text">FileReader</text:span></text:a> </text:p>
        </text:list-item>
        <text:list-item>
          <text:p text:style-name="P35"><text:a xlink:type="simple" xlink:href="https://developer.mozilla.org/en-US/DOM/XMLHttpRequest/Using_XMLHttpRequest" text:style-name="Internet_20_link" text:visited-style-name="Visited_20_Internet_20_Link">Using XMLHttpRequest</text:a> </text:p>
        </text:list-item>
        <text:list-item>
          <text:p text:style-name="P35"><text:a xlink:type="simple" xlink:href="https://developer.mozilla.org/en-US/Extensions/Using_the_DOM_File_API_in_chrome_code" text:style-name="Internet_20_link" text:visited-style-name="Visited_20_Internet_20_Link">Using the DOM File API in chrome code</text:a> </text:p>
        </text:list-item>
        <text:list-item>
          <text:p text:style-name="P19"><text:a xlink:type="simple" xlink:href="https://developer.mozilla.org/pt-BR/docs/Web/API/XMLHttpRequest" text:style-name="Internet_20_link" text:visited-style-name="Visited_20_Internet_20_Link"><text:span text:style-name="Source_20_Text">XMLHttpRequest</text:span></text:a> </text:p>
        </text:list-item>
      </text:list>
      <text:p text:style-name="Standard"><text:a xlink:type="simple" xlink:href="https://developer.mozilla.org/pt-BR/docs/Web/API/File/Using_files_from_web_applications" text:style-name="Internet_20_link" text:visited-style-name="Visited_20_Internet_20_Link">https://developer.mozilla.org/pt-BR/docs/Web/API/File/Using_files_from_web_applications</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8:24:03.138910931</meta:creation-date>
    <dc:date>2022-01-17T18:27:51.200892912</dc:date>
    <meta:editing-duration>PT3M49S</meta:editing-duration>
    <meta:editing-cycles>2</meta:editing-cycles>
    <meta:generator>LibreOffice/6.4.7.2$Linux_X86_64 LibreOffice_project/40$Build-2</meta:generator>
    <meta:document-statistic meta:table-count="0" meta:image-count="0" meta:object-count="0" meta:page-count="26" meta:paragraph-count="668" meta:word-count="8534" meta:character-count="54737" meta:non-whitespace-character-count="45227"/>
  </office:meta>
</office:document-meta>
</file>